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paragraph-properties fo:text-align="justify" style:justify-single-word="false"/>
      <style:text-properties officeooo:paragraph-rsid="006cb9e8"/>
    </style:style>
    <style:style style:name="P3" style:family="paragraph" style:parent-style-name="Standard">
      <style:paragraph-properties fo:text-align="justify" style:justify-single-word="false"/>
      <style:text-properties style:font-name="Times New Roman1" fo:font-size="14pt" officeooo:rsid="001d3971" officeooo:paragraph-rsid="001d3971" style:font-size-asian="14pt" style:font-size-complex="14pt"/>
    </style:style>
    <style:style style:name="P4" style:family="paragraph" style:parent-style-name="Standard">
      <style:paragraph-properties fo:text-align="justify" style:justify-single-word="false"/>
      <style:text-properties style:font-name="Times New Roman1" fo:font-size="14pt" officeooo:rsid="001d3971" officeooo:paragraph-rsid="007607c0" style:font-size-asian="14pt" style:font-size-complex="14pt"/>
    </style:style>
    <style:style style:name="P5" style:family="paragraph" style:parent-style-name="Standard">
      <style:paragraph-properties fo:text-align="justify" style:justify-single-word="false"/>
      <style:text-properties style:font-name="Times New Roman1" fo:font-size="14pt" fo:font-weight="normal" officeooo:rsid="0226854e" officeooo:paragraph-rsid="0027c04c"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Times New Roman1" fo:font-size="16pt" fo:font-weight="bold" officeooo:rsid="0027f8c8" officeooo:paragraph-rsid="0027f8c8" style:font-size-asian="16pt" style:font-weight-asian="bold" style:font-size-complex="16pt" style:font-weight-complex="bold"/>
    </style:style>
    <style:style style:name="P7" style:family="paragraph" style:parent-style-name="Standard">
      <style:paragraph-properties fo:text-align="justify" style:justify-single-word="false"/>
      <style:text-properties officeooo:paragraph-rsid="0027c04c"/>
    </style:style>
    <style:style style:name="P8" style:family="paragraph" style:parent-style-name="Standard">
      <style:paragraph-properties fo:text-align="justify" style:justify-single-word="false"/>
      <style:text-properties officeooo:paragraph-rsid="00287bd8"/>
    </style:style>
    <style:style style:name="P9" style:family="paragraph" style:parent-style-name="Standard">
      <style:paragraph-properties fo:text-align="justify" style:justify-single-word="false"/>
      <style:text-properties officeooo:paragraph-rsid="002ccd2e"/>
    </style:style>
    <style:style style:name="P10" style:family="paragraph" style:parent-style-name="Standard">
      <style:paragraph-properties fo:text-align="justify" style:justify-single-word="false"/>
      <style:text-properties officeooo:paragraph-rsid="002efe9d"/>
    </style:style>
    <style:style style:name="P11" style:family="paragraph" style:parent-style-name="Standard">
      <style:paragraph-properties fo:text-align="justify" style:justify-single-word="false"/>
      <style:text-properties officeooo:paragraph-rsid="002f395b"/>
    </style:style>
    <style:style style:name="P12" style:family="paragraph" style:parent-style-name="Standard">
      <style:paragraph-properties fo:text-align="justify" style:justify-single-word="false"/>
      <style:text-properties officeooo:paragraph-rsid="002fcd78"/>
    </style:style>
    <style:style style:name="P13" style:family="paragraph" style:parent-style-name="Standard">
      <style:paragraph-properties fo:text-align="justify" style:justify-single-word="false"/>
      <style:text-properties officeooo:paragraph-rsid="00332b1c"/>
    </style:style>
    <style:style style:name="P14" style:family="paragraph" style:parent-style-name="Standard">
      <style:paragraph-properties fo:text-align="justify" style:justify-single-word="false"/>
      <style:text-properties officeooo:paragraph-rsid="0037799a"/>
    </style:style>
    <style:style style:name="P15" style:family="paragraph" style:parent-style-name="Standard">
      <style:paragraph-properties fo:text-align="justify" style:justify-single-word="false"/>
      <style:text-properties officeooo:paragraph-rsid="003970f3"/>
    </style:style>
    <style:style style:name="P16" style:family="paragraph" style:parent-style-name="Standard">
      <style:paragraph-properties fo:text-align="justify" style:justify-single-word="false"/>
      <style:text-properties officeooo:paragraph-rsid="003c3478"/>
    </style:style>
    <style:style style:name="P17" style:family="paragraph" style:parent-style-name="Standard">
      <style:paragraph-properties fo:text-align="justify" style:justify-single-word="false"/>
      <style:text-properties officeooo:paragraph-rsid="003de33e"/>
    </style:style>
    <style:style style:name="P18" style:family="paragraph" style:parent-style-name="Standard">
      <style:paragraph-properties fo:text-align="justify" style:justify-single-word="false"/>
      <style:text-properties officeooo:paragraph-rsid="003f6cca"/>
    </style:style>
    <style:style style:name="P19" style:family="paragraph" style:parent-style-name="Standard">
      <style:paragraph-properties fo:text-align="justify" style:justify-single-word="false"/>
      <style:text-properties officeooo:paragraph-rsid="003fffaa"/>
    </style:style>
    <style:style style:name="P20" style:family="paragraph" style:parent-style-name="Standard">
      <style:paragraph-properties fo:text-align="justify" style:justify-single-word="false"/>
      <style:text-properties officeooo:paragraph-rsid="00433343"/>
    </style:style>
    <style:style style:name="P21" style:family="paragraph" style:parent-style-name="Standard">
      <style:paragraph-properties fo:text-align="justify" style:justify-single-word="false"/>
      <style:text-properties officeooo:paragraph-rsid="0043ee17"/>
    </style:style>
    <style:style style:name="P22" style:family="paragraph" style:parent-style-name="Standard">
      <style:paragraph-properties fo:text-align="justify" style:justify-single-word="false"/>
      <style:text-properties officeooo:paragraph-rsid="00441058"/>
    </style:style>
    <style:style style:name="P23" style:family="paragraph" style:parent-style-name="Standard">
      <style:paragraph-properties fo:text-align="justify" style:justify-single-word="false"/>
      <style:text-properties officeooo:paragraph-rsid="00447e7e"/>
    </style:style>
    <style:style style:name="P24" style:family="paragraph" style:parent-style-name="Standard">
      <style:paragraph-properties fo:text-align="justify" style:justify-single-word="false"/>
      <style:text-properties officeooo:paragraph-rsid="0046b678"/>
    </style:style>
    <style:style style:name="P25" style:family="paragraph" style:parent-style-name="Standard">
      <style:paragraph-properties fo:text-align="justify" style:justify-single-word="false"/>
      <style:text-properties officeooo:paragraph-rsid="004ac1d4"/>
    </style:style>
    <style:style style:name="P26" style:family="paragraph" style:parent-style-name="Standard">
      <style:paragraph-properties fo:text-align="justify" style:justify-single-word="false"/>
      <style:text-properties officeooo:paragraph-rsid="0056a31f"/>
    </style:style>
    <style:style style:name="P27" style:family="paragraph" style:parent-style-name="Standard">
      <style:paragraph-properties fo:text-align="justify" style:justify-single-word="false"/>
      <style:text-properties officeooo:paragraph-rsid="005f495a"/>
    </style:style>
    <style:style style:name="P28" style:family="paragraph" style:parent-style-name="Standard">
      <style:paragraph-properties fo:text-align="justify" style:justify-single-word="false"/>
      <style:text-properties officeooo:paragraph-rsid="0060e2d5"/>
    </style:style>
    <style:style style:name="P29" style:family="paragraph" style:parent-style-name="Standard">
      <style:paragraph-properties fo:text-align="justify" style:justify-single-word="false"/>
      <style:text-properties officeooo:paragraph-rsid="006212bb"/>
    </style:style>
    <style:style style:name="P30" style:family="paragraph" style:parent-style-name="Standard">
      <style:paragraph-properties fo:text-align="justify" style:justify-single-word="false"/>
      <style:text-properties officeooo:paragraph-rsid="0063621d"/>
    </style:style>
    <style:style style:name="P31" style:family="paragraph" style:parent-style-name="Standard">
      <style:paragraph-properties fo:text-align="justify" style:justify-single-word="false"/>
      <style:text-properties officeooo:paragraph-rsid="0066124f"/>
    </style:style>
    <style:style style:name="P32" style:family="paragraph" style:parent-style-name="Standard">
      <style:paragraph-properties fo:text-align="justify" style:justify-single-word="false"/>
      <style:text-properties officeooo:paragraph-rsid="0068b46e"/>
    </style:style>
    <style:style style:name="P33" style:family="paragraph" style:parent-style-name="Standard">
      <style:paragraph-properties fo:text-align="justify" style:justify-single-word="false"/>
      <style:text-properties officeooo:paragraph-rsid="0069f2a4"/>
    </style:style>
    <style:style style:name="P34" style:family="paragraph" style:parent-style-name="Standard">
      <style:paragraph-properties fo:text-align="justify" style:justify-single-word="false"/>
      <style:text-properties officeooo:paragraph-rsid="006bf604"/>
    </style:style>
    <style:style style:name="P35" style:family="paragraph" style:parent-style-name="Standard">
      <style:paragraph-properties fo:text-align="justify" style:justify-single-word="false"/>
      <style:text-properties officeooo:paragraph-rsid="007f34db"/>
    </style:style>
    <style:style style:name="P36" style:family="paragraph" style:parent-style-name="Standard">
      <style:paragraph-properties fo:text-align="justify" style:justify-single-word="false"/>
      <style:text-properties officeooo:paragraph-rsid="00512cd8"/>
    </style:style>
    <style:style style:name="P37" style:family="paragraph" style:parent-style-name="Standard">
      <style:paragraph-properties fo:text-align="justify" style:justify-single-word="false"/>
      <style:text-properties officeooo:paragraph-rsid="0085d7a7"/>
    </style:style>
    <style:style style:name="P38" style:family="paragraph" style:parent-style-name="Standard">
      <style:paragraph-properties fo:text-align="justify" style:justify-single-word="false"/>
      <style:text-properties officeooo:paragraph-rsid="0099f290"/>
    </style:style>
    <style:style style:name="P39" style:family="paragraph" style:parent-style-name="Standard">
      <style:paragraph-properties fo:text-align="justify" style:justify-single-word="false"/>
      <style:text-properties officeooo:paragraph-rsid="009bb83e"/>
    </style:style>
    <style:style style:name="P40" style:family="paragraph" style:parent-style-name="Standard">
      <style:paragraph-properties fo:text-align="justify" style:justify-single-word="false"/>
      <style:text-properties officeooo:paragraph-rsid="00a3deee"/>
    </style:style>
    <style:style style:name="P41" style:family="paragraph" style:parent-style-name="Standard">
      <style:paragraph-properties fo:text-align="justify" style:justify-single-word="false"/>
      <style:text-properties officeooo:paragraph-rsid="00a808a8"/>
    </style:style>
    <style:style style:name="P42" style:family="paragraph" style:parent-style-name="Standard">
      <style:paragraph-properties fo:text-align="justify" style:justify-single-word="false"/>
      <style:text-properties officeooo:paragraph-rsid="00ad51dc"/>
    </style:style>
    <style:style style:name="P43" style:family="paragraph" style:parent-style-name="Standard">
      <style:paragraph-properties fo:text-align="center" style:justify-single-word="false"/>
      <style:text-properties officeooo:paragraph-rsid="0027f8c8"/>
    </style:style>
    <style:style style:name="P44" style:family="paragraph" style:parent-style-name="Standard">
      <style:paragraph-properties fo:text-align="center" style:justify-single-word="false"/>
      <style:text-properties officeooo:paragraph-rsid="00287bd8"/>
    </style:style>
    <style:style style:name="P45" style:family="paragraph" style:parent-style-name="Standard">
      <style:paragraph-properties fo:text-align="center" style:justify-single-word="false"/>
      <style:text-properties officeooo:paragraph-rsid="0068b46e"/>
    </style:style>
    <style:style style:name="P46" style:family="paragraph" style:parent-style-name="Standard">
      <style:paragraph-properties fo:text-align="center" style:justify-single-word="false"/>
      <style:text-properties officeooo:paragraph-rsid="006cb9e8"/>
    </style:style>
    <style:style style:name="P47" style:family="paragraph" style:parent-style-name="Standard" style:list-style-name="L1">
      <style:paragraph-properties fo:text-align="justify" style:justify-single-word="false"/>
      <style:text-properties officeooo:paragraph-rsid="0027c04c"/>
    </style:style>
    <style:style style:name="P48" style:family="paragraph" style:parent-style-name="Standard" style:list-style-name="L2">
      <style:paragraph-properties fo:text-align="justify" style:justify-single-word="false"/>
      <style:text-properties officeooo:paragraph-rsid="002f395b"/>
    </style:style>
    <style:style style:name="P49" style:family="paragraph" style:parent-style-name="Standard" style:list-style-name="L3">
      <style:paragraph-properties fo:text-align="justify" style:justify-single-word="false"/>
      <style:text-properties officeooo:paragraph-rsid="003c3478"/>
    </style:style>
    <style:style style:name="P50" style:family="paragraph" style:parent-style-name="Standard" style:list-style-name="L3">
      <style:paragraph-properties fo:text-align="justify" style:justify-single-word="false"/>
      <style:text-properties officeooo:paragraph-rsid="003d29e1"/>
    </style:style>
    <style:style style:name="P51" style:family="paragraph" style:parent-style-name="Standard" style:list-style-name="L4">
      <style:paragraph-properties fo:text-align="justify" style:justify-single-word="false"/>
      <style:text-properties officeooo:paragraph-rsid="007f34db"/>
    </style:style>
    <style:style style:name="P52" style:family="paragraph" style:parent-style-name="Standard" style:list-style-name="L5">
      <style:paragraph-properties fo:text-align="justify" style:justify-single-word="false"/>
      <style:text-properties officeooo:paragraph-rsid="00a609cd"/>
    </style:style>
    <style:style style:name="P53" style:family="paragraph" style:parent-style-name="Standard" style:list-style-name="L6">
      <style:paragraph-properties fo:text-align="justify" style:justify-single-word="false"/>
      <style:text-properties officeooo:paragraph-rsid="00a609cd"/>
    </style:style>
    <style:style style:name="P54" style:family="paragraph" style:parent-style-name="Standard" style:list-style-name="L6">
      <style:paragraph-properties fo:text-align="justify" style:justify-single-word="false"/>
      <style:text-properties officeooo:paragraph-rsid="00a808a8"/>
    </style:style>
    <style:style style:name="P55" style:family="paragraph" style:parent-style-name="Standard" style:list-style-name="L7">
      <style:paragraph-properties fo:text-align="justify" style:justify-single-word="false"/>
      <style:text-properties officeooo:paragraph-rsid="0056a31f"/>
    </style:style>
    <style:style style:name="P56" style:family="paragraph" style:parent-style-name="Standard">
      <style:paragraph-properties fo:text-align="justify" style:justify-single-word="false"/>
      <style:text-properties officeooo:paragraph-rsid="00b3792f"/>
    </style:style>
    <style:style style:name="P57" style:family="paragraph" style:parent-style-name="Standard" style:list-style-name="L10">
      <style:paragraph-properties fo:text-align="justify" style:justify-single-word="false"/>
      <style:text-properties officeooo:paragraph-rsid="00b3792f"/>
    </style:style>
    <style:style style:name="P58" style:family="paragraph" style:parent-style-name="Standard">
      <style:paragraph-properties fo:text-align="justify" style:justify-single-word="false"/>
      <style:text-properties officeooo:paragraph-rsid="00c24890"/>
    </style:style>
    <style:style style:name="P59" style:family="paragraph" style:parent-style-name="Standard">
      <style:paragraph-properties fo:text-align="justify" style:justify-single-word="false"/>
      <style:text-properties officeooo:paragraph-rsid="00c2e268"/>
    </style:style>
    <style:style style:name="P60" style:family="paragraph" style:parent-style-name="Standard">
      <style:paragraph-properties fo:text-align="justify" style:justify-single-word="false"/>
      <style:text-properties officeooo:paragraph-rsid="005d51a0"/>
    </style:style>
    <style:style style:name="P61" style:family="paragraph" style:parent-style-name="Standard">
      <style:paragraph-properties fo:text-align="justify" style:justify-single-word="false"/>
      <style:text-properties officeooo:paragraph-rsid="00cf2510"/>
    </style:style>
    <style:style style:name="P62" style:family="paragraph" style:parent-style-name="Standard">
      <style:paragraph-properties fo:text-align="justify" style:justify-single-word="false"/>
      <style:text-properties officeooo:paragraph-rsid="00da53c3"/>
    </style:style>
    <style:style style:name="P63" style:family="paragraph" style:parent-style-name="Standard">
      <style:paragraph-properties fo:text-align="justify" style:justify-single-word="false"/>
      <style:text-properties officeooo:paragraph-rsid="004ac1d4"/>
    </style:style>
    <style:style style:name="P64" style:family="paragraph" style:parent-style-name="Standard">
      <style:paragraph-properties fo:text-align="justify" style:justify-single-word="false"/>
      <style:text-properties officeooo:paragraph-rsid="00db913e"/>
    </style:style>
    <style:style style:name="P65" style:family="paragraph" style:parent-style-name="Standard">
      <style:paragraph-properties fo:text-align="justify" style:justify-single-word="false"/>
      <style:text-properties officeooo:paragraph-rsid="00dba064"/>
    </style:style>
    <style:style style:name="P66" style:family="paragraph" style:parent-style-name="Standard">
      <style:paragraph-properties fo:text-align="justify" style:justify-single-word="false"/>
      <style:text-properties officeooo:paragraph-rsid="00de045b"/>
    </style:style>
    <style:style style:name="P67" style:family="paragraph" style:parent-style-name="Standard" style:list-style-name="L8">
      <style:paragraph-properties fo:text-align="justify" style:justify-single-word="false"/>
      <style:text-properties fo:color="#336699" style:font-name="Times new roman" fo:font-size="14pt" fo:font-weight="normal" officeooo:rsid="00fc7998" officeooo:paragraph-rsid="009d9473"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1" fo:font-size="14pt" officeooo:rsid="001d3971" officeooo:paragraph-rsid="00d41975" style:font-size-asian="14pt" style:font-size-complex="14pt"/>
    </style:style>
    <style:style style:name="P69" style:family="paragraph" style:parent-style-name="Text_20_body" style:list-style-name="L9">
      <style:paragraph-properties fo:text-align="justify" style:justify-single-word="false"/>
      <style:text-properties officeooo:rsid="06f1331d" officeooo:paragraph-rsid="0069f2a4"/>
    </style:style>
    <style:style style:name="P70" style:family="paragraph" style:parent-style-name="Text_20_body" style:list-style-name="L9">
      <style:paragraph-properties fo:text-align="justify" style:justify-single-word="false"/>
      <style:text-properties officeooo:paragraph-rsid="0069f2a4"/>
    </style:style>
    <style:style style:name="P71"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weight="normal" officeooo:rsid="080a62b1" style:font-weight-asian="normal" style:font-weight-complex="normal"/>
    </style:style>
    <style:style style:name="T8" style:family="text">
      <style:text-properties style:font-name="Times new roman" fo:font-weight="normal" officeooo:rsid="080a5112" style:font-weight-asian="normal" style:font-weight-complex="normal"/>
    </style:style>
    <style:style style:name="T9" style:family="text">
      <style:text-properties style:font-name="Times new roman" fo:font-weight="normal" officeooo:rsid="007607c0" style:font-weight-asian="normal" style:font-weight-complex="normal"/>
    </style:style>
    <style:style style:name="T10" style:family="text">
      <style:text-properties style:font-name="Times new roman" fo:font-weight="normal" officeooo:rsid="00d5421e" style:font-weight-asian="normal" style:font-weight-complex="normal"/>
    </style:style>
    <style:style style:name="T11" style:family="text">
      <style:text-properties style:font-name="Times New Roman1" fo:font-size="14pt" fo:font-weight="normal" officeooo:rsid="0a152f42" style:font-size-asian="14pt" style:font-weight-asian="normal" style:font-size-complex="14pt" style:font-weight-complex="normal"/>
    </style:style>
    <style:style style:name="T12" style:family="text">
      <style:text-properties style:font-name="Times New Roman1" fo:font-size="14pt" fo:font-weight="normal" officeooo:rsid="09b0e2ae" style:font-size-asian="14pt" style:font-weight-asian="normal" style:font-size-complex="14pt" style:font-weight-complex="normal"/>
    </style:style>
    <style:style style:name="T13" style:family="text">
      <style:text-properties style:font-name="Times New Roman1" fo:font-size="14pt" fo:font-weight="normal" officeooo:rsid="09b5798c" style:font-size-asian="14pt" style:font-weight-asian="normal" style:font-size-complex="14pt" style:font-weight-complex="normal"/>
    </style:style>
    <style:style style:name="T14" style:family="text">
      <style:text-properties style:font-name="Times New Roman1" fo:font-size="14pt" fo:font-weight="normal" officeooo:rsid="09b71de7" style:font-size-asian="14pt" style:font-weight-asian="normal" style:font-size-complex="14pt" style:font-weight-complex="normal"/>
    </style:style>
    <style:style style:name="T15" style:family="text">
      <style:text-properties style:font-name="Times New Roman1" fo:font-size="14pt" fo:font-weight="normal" officeooo:rsid="09b68b39" style:font-size-asian="14pt" style:font-weight-asian="normal" style:font-size-complex="14pt" style:font-weight-complex="normal"/>
    </style:style>
    <style:style style:name="T16" style:family="text">
      <style:text-properties style:font-name="Times New Roman1" fo:font-size="14pt" fo:font-weight="normal" officeooo:rsid="09b9cb20" style:font-size-asian="14pt" style:font-weight-asian="normal" style:font-size-complex="14pt" style:font-weight-complex="normal"/>
    </style:style>
    <style:style style:name="T17" style:family="text">
      <style:text-properties style:font-name="Times New Roman1" fo:font-size="14pt" fo:font-weight="normal" officeooo:rsid="09ba0946" style:font-size-asian="14pt" style:font-weight-asian="normal" style:font-size-complex="14pt" style:font-weight-complex="normal"/>
    </style:style>
    <style:style style:name="T18" style:family="text">
      <style:text-properties style:font-name="Times New Roman1" fo:font-size="14pt" fo:font-weight="normal" officeooo:rsid="0a0ad560" style:font-size-asian="14pt" style:font-weight-asian="normal" style:font-size-complex="14pt" style:font-weight-complex="normal"/>
    </style:style>
    <style:style style:name="T19" style:family="text">
      <style:text-properties fo:color="#000000" style:font-name="Times new roman" fo:font-size="14pt" fo:font-weight="bold" officeooo:rsid="0645d05d" style:font-size-asian="12.25pt" style:font-weight-asian="bold" style:font-size-complex="14pt" style:font-weight-complex="bold"/>
    </style:style>
    <style:style style:name="T20" style:family="text">
      <style:text-properties fo:color="#000000" style:font-name="Times new roman" fo:font-size="14pt" fo:font-weight="bold" officeooo:rsid="0027c04c" style:font-size-asian="12.25pt" style:font-weight-asian="bold" style:font-size-complex="14pt" style:font-weight-complex="bold"/>
    </style:style>
    <style:style style:name="T21" style:family="text">
      <style:text-properties fo:color="#000000" style:font-name="Times new roman" fo:font-size="14pt" fo:font-weight="bold" officeooo:rsid="002fcd78" style:font-size-asian="12.25pt" style:font-weight-asian="bold" style:font-size-complex="14pt" style:font-weight-complex="bold"/>
    </style:style>
    <style:style style:name="T22" style:family="text">
      <style:text-properties fo:color="#000000" style:font-name="Times new roman" fo:font-size="14pt" fo:font-weight="bold" officeooo:rsid="0037799a" style:font-size-asian="12.25pt" style:font-weight-asian="bold" style:font-size-complex="14pt" style:font-weight-complex="bold"/>
    </style:style>
    <style:style style:name="T23" style:family="text">
      <style:text-properties fo:color="#000000" style:font-name="Times new roman" fo:font-size="14pt" fo:font-weight="bold" officeooo:rsid="003c3478" style:font-size-asian="12.25pt" style:font-weight-asian="bold" style:font-size-complex="14pt" style:font-weight-complex="bold"/>
    </style:style>
    <style:style style:name="T24" style:family="text">
      <style:text-properties fo:color="#000000" style:font-name="Times new roman" fo:font-size="14pt" fo:font-weight="bold" officeooo:rsid="003de33e" style:font-size-asian="12.25pt" style:font-weight-asian="bold" style:font-size-complex="14pt" style:font-weight-complex="bold"/>
    </style:style>
    <style:style style:name="T25" style:family="text">
      <style:text-properties fo:color="#000000" style:font-name="Times new roman" fo:font-size="14pt" fo:font-weight="bold" officeooo:rsid="003fffaa" style:font-size-asian="12.25pt" style:font-weight-asian="bold" style:font-size-complex="14pt" style:font-weight-complex="bold"/>
    </style:style>
    <style:style style:name="T26" style:family="text">
      <style:text-properties fo:color="#000000" style:font-name="Times new roman" fo:font-size="14pt" fo:font-weight="bold" officeooo:rsid="00433343" style:font-size-asian="12.25pt" style:font-weight-asian="bold" style:font-size-complex="14pt" style:font-weight-complex="bold"/>
    </style:style>
    <style:style style:name="T27" style:family="text">
      <style:text-properties fo:color="#000000" style:font-name="Times new roman" fo:font-size="14pt" fo:font-weight="bold" officeooo:rsid="00441058" style:font-size-asian="12.25pt" style:font-weight-asian="bold" style:font-size-complex="14pt" style:font-weight-complex="bold"/>
    </style:style>
    <style:style style:name="T28" style:family="text">
      <style:text-properties fo:color="#000000" style:font-name="Times new roman" fo:font-size="14pt" fo:font-weight="bold" officeooo:rsid="005d51a0" style:font-size-asian="12.25pt" style:font-weight-asian="bold" style:font-size-complex="14pt" style:font-weight-complex="bold"/>
    </style:style>
    <style:style style:name="T29" style:family="text">
      <style:text-properties fo:color="#000000" style:font-name="Times new roman" fo:font-size="14pt" fo:font-weight="bold" officeooo:rsid="006212bb" style:font-size-asian="12.25pt" style:font-weight-asian="bold" style:font-size-complex="14pt" style:font-weight-complex="bold"/>
    </style:style>
    <style:style style:name="T30" style:family="text">
      <style:text-properties fo:color="#000000" style:font-name="Times new roman" fo:font-size="14pt" fo:font-weight="bold" officeooo:rsid="0063621d" style:font-size-asian="12.25pt" style:font-weight-asian="bold" style:font-size-complex="14pt" style:font-weight-complex="bold"/>
    </style:style>
    <style:style style:name="T31" style:family="text">
      <style:text-properties fo:color="#000000" style:font-name="Times new roman" fo:font-size="14pt" fo:font-weight="bold" officeooo:rsid="0066124f" style:font-size-asian="12.25pt" style:font-weight-asian="bold" style:font-size-complex="14pt" style:font-weight-complex="bold"/>
    </style:style>
    <style:style style:name="T32" style:family="text">
      <style:text-properties fo:color="#000000" style:font-name="Times new roman" fo:font-size="14pt" fo:font-weight="bold" officeooo:rsid="0068b46e" style:font-size-asian="12.25pt" style:font-weight-asian="bold" style:font-size-complex="14pt" style:font-weight-complex="bold"/>
    </style:style>
    <style:style style:name="T33" style:family="text">
      <style:text-properties fo:color="#000000" style:font-name="Times new roman" fo:font-size="14pt" fo:font-weight="bold" officeooo:rsid="0069f2a4" style:font-size-asian="12.25pt" style:font-weight-asian="bold" style:font-size-complex="14pt" style:font-weight-complex="bold"/>
    </style:style>
    <style:style style:name="T34" style:family="text">
      <style:text-properties fo:color="#000000" style:font-name="Times new roman" fo:font-size="14pt" fo:font-weight="bold" officeooo:rsid="006b4691" style:font-size-asian="12.25pt" style:font-weight-asian="bold" style:font-size-complex="14pt" style:font-weight-complex="bold"/>
    </style:style>
    <style:style style:name="T35" style:family="text">
      <style:text-properties fo:color="#000000" style:font-name="Times new roman" fo:font-size="14pt" fo:font-weight="bold" officeooo:rsid="0077955f" style:font-size-asian="12.25pt" style:font-weight-asian="bold" style:font-size-complex="14pt" style:font-weight-complex="bold"/>
    </style:style>
    <style:style style:name="T36" style:family="text">
      <style:text-properties fo:color="#000000" style:font-name="Times new roman" fo:font-size="14pt" fo:font-weight="bold" officeooo:rsid="007f34db" style:font-size-asian="12.25pt" style:font-weight-asian="bold" style:font-size-complex="14pt" style:font-weight-complex="bold"/>
    </style:style>
    <style:style style:name="T37" style:family="text">
      <style:text-properties fo:color="#000000" style:font-name="Times new roman" fo:font-size="14pt" fo:font-weight="bold" officeooo:rsid="00a609cd" style:font-size-asian="12.25pt" style:font-weight-asian="bold" style:font-size-complex="14pt" style:font-weight-complex="bold"/>
    </style:style>
    <style:style style:name="T38" style:family="text">
      <style:text-properties fo:color="#000000" style:font-name="Times new roman" fo:font-size="14pt" fo:font-weight="bold" officeooo:rsid="00a808a8" style:font-size-asian="12.25pt" style:font-weight-asian="bold" style:font-size-complex="14pt" style:font-weight-complex="bold"/>
    </style:style>
    <style:style style:name="T39" style:family="text">
      <style:text-properties fo:color="#000000" style:font-name="Times new roman" fo:font-size="14pt" fo:font-weight="bold" officeooo:rsid="00b3792f" style:font-size-asian="12.25pt" style:font-weight-asian="bold" style:font-size-complex="14pt" style:font-weight-complex="bold"/>
    </style:style>
    <style:style style:name="T40" style:family="text">
      <style:text-properties fo:color="#000000" style:font-name="Times new roman" fo:font-size="14pt" fo:font-weight="bold" officeooo:rsid="00d84224" style:font-size-asian="12.25pt" style:font-weight-asian="bold" style:font-size-complex="14pt" style:font-weight-complex="bold"/>
    </style:style>
    <style:style style:name="T41" style:family="text">
      <style:text-properties fo:color="#000000" style:font-name="Times new roman" fo:font-size="14pt" fo:font-weight="normal" officeooo:rsid="0027c04c" style:font-size-asian="12.25pt" style:font-weight-asian="normal" style:font-size-complex="14pt" style:font-weight-complex="normal"/>
    </style:style>
    <style:style style:name="T42" style:family="text">
      <style:text-properties fo:color="#000000" style:font-name="Times new roman" fo:font-size="14pt" fo:font-weight="normal" officeooo:rsid="0027f8c8" style:font-size-asian="12.25pt" style:font-weight-asian="normal" style:font-size-complex="14pt" style:font-weight-complex="normal"/>
    </style:style>
    <style:style style:name="T43" style:family="text">
      <style:text-properties fo:color="#000000" style:font-name="Times new roman" fo:font-size="14pt" fo:font-weight="normal" officeooo:rsid="00287bd8" style:font-size-asian="12.25pt" style:font-weight-asian="normal" style:font-size-complex="14pt" style:font-weight-complex="normal"/>
    </style:style>
    <style:style style:name="T44" style:family="text">
      <style:text-properties fo:color="#000000" style:font-name="Times new roman" fo:font-size="14pt" fo:font-weight="normal" officeooo:rsid="002b6a05" style:font-size-asian="12.25pt" style:font-weight-asian="normal" style:font-size-complex="14pt" style:font-weight-complex="normal"/>
    </style:style>
    <style:style style:name="T45" style:family="text">
      <style:text-properties fo:color="#000000" style:font-name="Times new roman" fo:font-size="14pt" fo:font-weight="normal" officeooo:rsid="002ccd2e" style:font-size-asian="12.25pt" style:font-weight-asian="normal" style:font-size-complex="14pt" style:font-weight-complex="normal"/>
    </style:style>
    <style:style style:name="T46" style:family="text">
      <style:text-properties fo:color="#000000" style:font-name="Times new roman" fo:font-size="14pt" fo:font-weight="normal" officeooo:rsid="002efe9d" style:font-size-asian="12.25pt" style:font-weight-asian="normal" style:font-size-complex="14pt" style:font-weight-complex="normal"/>
    </style:style>
    <style:style style:name="T47" style:family="text">
      <style:text-properties fo:color="#000000" style:font-name="Times new roman" fo:font-size="14pt" fo:font-weight="normal" officeooo:rsid="002f395b" style:font-size-asian="12.25pt" style:font-weight-asian="normal" style:font-size-complex="14pt" style:font-weight-complex="normal"/>
    </style:style>
    <style:style style:name="T48" style:family="text">
      <style:text-properties fo:color="#000000" style:font-name="Times new roman" fo:font-size="14pt" fo:font-weight="normal" officeooo:rsid="002fea13" style:font-size-asian="12.25pt" style:font-weight-asian="normal" style:font-size-complex="14pt" style:font-weight-complex="normal"/>
    </style:style>
    <style:style style:name="T49" style:family="text">
      <style:text-properties fo:color="#000000" style:font-name="Times new roman" fo:font-size="14pt" fo:font-weight="normal" officeooo:rsid="00332b1c" style:font-size-asian="12.25pt" style:font-weight-asian="normal" style:font-size-complex="14pt" style:font-weight-complex="normal"/>
    </style:style>
    <style:style style:name="T50" style:family="text">
      <style:text-properties fo:color="#000000" style:font-name="Times new roman" fo:font-size="14pt" fo:font-weight="normal" officeooo:rsid="0034ff8b" style:font-size-asian="12.25pt" style:font-weight-asian="normal" style:font-size-complex="14pt" style:font-weight-complex="normal"/>
    </style:style>
    <style:style style:name="T51" style:family="text">
      <style:text-properties fo:color="#000000" style:font-name="Times new roman" fo:font-size="14pt" fo:font-weight="normal" officeooo:rsid="0035692c" style:font-size-asian="12.25pt" style:font-weight-asian="normal" style:font-size-complex="14pt" style:font-weight-complex="normal"/>
    </style:style>
    <style:style style:name="T52" style:family="text">
      <style:text-properties fo:color="#000000" style:font-name="Times new roman" fo:font-size="14pt" fo:font-weight="normal" officeooo:rsid="0037799a" style:font-size-asian="12.25pt" style:font-weight-asian="normal" style:font-size-complex="14pt" style:font-weight-complex="normal"/>
    </style:style>
    <style:style style:name="T53" style:family="text">
      <style:text-properties fo:color="#000000" style:font-name="Times new roman" fo:font-size="14pt" fo:font-weight="normal" officeooo:rsid="003970f3" style:font-size-asian="12.25pt" style:font-weight-asian="normal" style:font-size-complex="14pt" style:font-weight-complex="normal"/>
    </style:style>
    <style:style style:name="T54" style:family="text">
      <style:text-properties fo:color="#000000" style:font-name="Times new roman" fo:font-size="14pt" fo:font-weight="normal" officeooo:rsid="003b5ff1" style:font-size-asian="12.25pt" style:font-weight-asian="normal" style:font-size-complex="14pt" style:font-weight-complex="normal"/>
    </style:style>
    <style:style style:name="T55" style:family="text">
      <style:text-properties fo:color="#000000" style:font-name="Times new roman" fo:font-size="14pt" fo:font-weight="normal" officeooo:rsid="003c3478" style:font-size-asian="12.25pt" style:font-weight-asian="normal" style:font-size-complex="14pt" style:font-weight-complex="normal"/>
    </style:style>
    <style:style style:name="T56" style:family="text">
      <style:text-properties fo:color="#000000" style:font-name="Times new roman" fo:font-size="14pt" fo:font-weight="normal" officeooo:rsid="003d29e1" style:font-size-asian="12.25pt" style:font-weight-asian="normal" style:font-size-complex="14pt" style:font-weight-complex="normal"/>
    </style:style>
    <style:style style:name="T57" style:family="text">
      <style:text-properties fo:color="#000000" style:font-name="Times new roman" fo:font-size="14pt" fo:font-weight="normal" officeooo:rsid="003de33e" style:font-size-asian="12.25pt" style:font-weight-asian="normal" style:font-size-complex="14pt" style:font-weight-complex="normal"/>
    </style:style>
    <style:style style:name="T58" style:family="text">
      <style:text-properties fo:color="#000000" style:font-name="Times new roman" fo:font-size="14pt" fo:font-weight="normal" officeooo:rsid="003e3126" style:font-size-asian="12.25pt" style:font-weight-asian="normal" style:font-size-complex="14pt" style:font-weight-complex="normal"/>
    </style:style>
    <style:style style:name="T59" style:family="text">
      <style:text-properties fo:color="#000000" style:font-name="Times new roman" fo:font-size="14pt" fo:font-weight="normal" officeooo:rsid="003ec5ac" style:font-size-asian="12.25pt" style:font-weight-asian="normal" style:font-size-complex="14pt" style:font-weight-complex="normal"/>
    </style:style>
    <style:style style:name="T60" style:family="text">
      <style:text-properties fo:color="#000000" style:font-name="Times new roman" fo:font-size="14pt" fo:font-weight="normal" officeooo:rsid="003f6cca" style:font-size-asian="12.25pt" style:font-weight-asian="normal" style:font-size-complex="14pt" style:font-weight-complex="normal"/>
    </style:style>
    <style:style style:name="T61" style:family="text">
      <style:text-properties fo:color="#000000" style:font-name="Times new roman" fo:font-size="14pt" fo:font-weight="normal" officeooo:rsid="003fffaa" style:font-size-asian="12.25pt" style:font-weight-asian="normal" style:font-size-complex="14pt" style:font-weight-complex="normal"/>
    </style:style>
    <style:style style:name="T62" style:family="text">
      <style:text-properties fo:color="#000000" style:font-name="Times new roman" fo:font-size="14pt" fo:font-weight="normal" officeooo:rsid="00412cb8" style:font-size-asian="12.25pt" style:font-weight-asian="normal" style:font-size-complex="14pt" style:font-weight-complex="normal"/>
    </style:style>
    <style:style style:name="T63" style:family="text">
      <style:text-properties fo:color="#000000" style:font-name="Times new roman" fo:font-size="14pt" fo:font-weight="normal" officeooo:rsid="0042bcce" style:font-size-asian="12.25pt" style:font-weight-asian="normal" style:font-size-complex="14pt" style:font-weight-complex="normal"/>
    </style:style>
    <style:style style:name="T64" style:family="text">
      <style:text-properties fo:color="#000000" style:font-name="Times new roman" fo:font-size="14pt" fo:font-weight="normal" officeooo:rsid="00433343" style:font-size-asian="12.25pt" style:font-weight-asian="normal" style:font-size-complex="14pt" style:font-weight-complex="normal"/>
    </style:style>
    <style:style style:name="T65" style:family="text">
      <style:text-properties fo:color="#000000" style:font-name="Times new roman" fo:font-size="14pt" fo:font-weight="normal" officeooo:rsid="0043ee17" style:font-size-asian="12.25pt" style:font-weight-asian="normal" style:font-size-complex="14pt" style:font-weight-complex="normal"/>
    </style:style>
    <style:style style:name="T66" style:family="text">
      <style:text-properties fo:color="#000000" style:font-name="Times new roman" fo:font-size="14pt" fo:font-weight="normal" officeooo:rsid="00441058" style:font-size-asian="12.25pt" style:font-weight-asian="normal" style:font-size-complex="14pt" style:font-weight-complex="normal"/>
    </style:style>
    <style:style style:name="T67" style:family="text">
      <style:text-properties fo:color="#000000" style:font-name="Times new roman" fo:font-size="14pt" fo:font-weight="normal" officeooo:rsid="00447e7e" style:font-size-asian="12.25pt" style:font-weight-asian="normal" style:font-size-complex="14pt" style:font-weight-complex="normal"/>
    </style:style>
    <style:style style:name="T68" style:family="text">
      <style:text-properties fo:color="#000000" style:font-name="Times new roman" fo:font-size="14pt" fo:font-weight="normal" officeooo:rsid="004492f6" style:font-size-asian="12.25pt" style:font-weight-asian="normal" style:font-size-complex="14pt" style:font-weight-complex="normal"/>
    </style:style>
    <style:style style:name="T69" style:family="text">
      <style:text-properties fo:color="#000000" style:font-name="Times new roman" fo:font-size="14pt" fo:font-weight="normal" officeooo:rsid="00468936" style:font-size-asian="12.25pt" style:font-weight-asian="normal" style:font-size-complex="14pt" style:font-weight-complex="normal"/>
    </style:style>
    <style:style style:name="T70" style:family="text">
      <style:text-properties fo:color="#000000" style:font-name="Times new roman" fo:font-size="14pt" fo:font-weight="normal" officeooo:rsid="0046b678" style:font-size-asian="12.25pt" style:font-weight-asian="normal" style:font-size-complex="14pt" style:font-weight-complex="normal"/>
    </style:style>
    <style:style style:name="T71" style:family="text">
      <style:text-properties fo:color="#000000" style:font-name="Times new roman" fo:font-size="14pt" fo:font-weight="normal" officeooo:rsid="0048248f" style:font-size-asian="12.25pt" style:font-weight-asian="normal" style:font-size-complex="14pt" style:font-weight-complex="normal"/>
    </style:style>
    <style:style style:name="T72" style:family="text">
      <style:text-properties fo:color="#000000" style:font-name="Times new roman" fo:font-size="14pt" fo:font-weight="normal" officeooo:rsid="004ac1d4" style:font-size-asian="12.25pt" style:font-weight-asian="normal" style:font-size-complex="14pt" style:font-weight-complex="normal"/>
    </style:style>
    <style:style style:name="T73" style:family="text">
      <style:text-properties fo:color="#000000" style:font-name="Times new roman" fo:font-size="14pt" fo:font-weight="normal" officeooo:rsid="004c8660" style:font-size-asian="12.25pt" style:font-weight-asian="normal" style:font-size-complex="14pt" style:font-weight-complex="normal"/>
    </style:style>
    <style:style style:name="T74" style:family="text">
      <style:text-properties fo:color="#000000" style:font-name="Times new roman" fo:font-size="14pt" fo:font-weight="normal" officeooo:rsid="004d36bd" style:font-size-asian="12.25pt" style:font-weight-asian="normal" style:font-size-complex="14pt" style:font-weight-complex="normal"/>
    </style:style>
    <style:style style:name="T75" style:family="text">
      <style:text-properties fo:color="#000000" style:font-name="Times new roman" fo:font-size="14pt" fo:font-weight="normal" officeooo:rsid="004e9f99" style:font-size-asian="12.25pt" style:font-weight-asian="normal" style:font-size-complex="14pt" style:font-weight-complex="normal"/>
    </style:style>
    <style:style style:name="T76" style:family="text">
      <style:text-properties fo:color="#000000" style:font-name="Times new roman" fo:font-size="14pt" fo:font-weight="normal" officeooo:rsid="00512cd8" style:font-size-asian="12.25pt" style:font-weight-asian="normal" style:font-size-complex="14pt" style:font-weight-complex="normal"/>
    </style:style>
    <style:style style:name="T77" style:family="text">
      <style:text-properties fo:color="#000000" style:font-name="Times new roman" fo:font-size="14pt" fo:font-weight="normal" officeooo:rsid="00532455" style:font-size-asian="12.25pt" style:font-weight-asian="normal" style:font-size-complex="14pt" style:font-weight-complex="normal"/>
    </style:style>
    <style:style style:name="T78" style:family="text">
      <style:text-properties fo:color="#000000" style:font-name="Times new roman" fo:font-size="14pt" fo:font-weight="normal" officeooo:rsid="0053469d" style:font-size-asian="12.25pt" style:font-weight-asian="normal" style:font-size-complex="14pt" style:font-weight-complex="normal"/>
    </style:style>
    <style:style style:name="T79" style:family="text">
      <style:text-properties fo:color="#000000" style:font-name="Times new roman" fo:font-size="14pt" fo:font-weight="normal" officeooo:rsid="00552f00" style:font-size-asian="12.25pt" style:font-weight-asian="normal" style:font-size-complex="14pt" style:font-weight-complex="normal"/>
    </style:style>
    <style:style style:name="T80" style:family="text">
      <style:text-properties fo:color="#000000" style:font-name="Times new roman" fo:font-size="14pt" fo:font-weight="normal" officeooo:rsid="0056a31f" style:font-size-asian="12.25pt" style:font-weight-asian="normal" style:font-size-complex="14pt" style:font-weight-complex="normal"/>
    </style:style>
    <style:style style:name="T81" style:family="text">
      <style:text-properties fo:color="#000000" style:font-name="Times new roman" fo:font-size="14pt" fo:font-weight="normal" officeooo:rsid="00584a35" style:font-size-asian="12.25pt" style:font-weight-asian="normal" style:font-size-complex="14pt" style:font-weight-complex="normal"/>
    </style:style>
    <style:style style:name="T82" style:family="text">
      <style:text-properties fo:color="#000000" style:font-name="Times new roman" fo:font-size="14pt" fo:font-weight="normal" officeooo:rsid="005b4c85" style:font-size-asian="12.25pt" style:font-weight-asian="normal" style:font-size-complex="14pt" style:font-weight-complex="normal"/>
    </style:style>
    <style:style style:name="T83" style:family="text">
      <style:text-properties fo:color="#000000" style:font-name="Times new roman" fo:font-size="14pt" fo:font-weight="normal" officeooo:rsid="005f495a" style:font-size-asian="12.25pt" style:font-weight-asian="normal" style:font-size-complex="14pt" style:font-weight-complex="normal"/>
    </style:style>
    <style:style style:name="T84" style:family="text">
      <style:text-properties fo:color="#000000" style:font-name="Times new roman" fo:font-size="14pt" fo:font-weight="normal" officeooo:rsid="0060e2d5" style:font-size-asian="12.25pt" style:font-weight-asian="normal" style:font-size-complex="14pt" style:font-weight-complex="normal"/>
    </style:style>
    <style:style style:name="T85" style:family="text">
      <style:text-properties fo:color="#000000" style:font-name="Times new roman" fo:font-size="14pt" fo:font-weight="normal" officeooo:rsid="006212bb" style:font-size-asian="12.25pt" style:font-weight-asian="normal" style:font-size-complex="14pt" style:font-weight-complex="normal"/>
    </style:style>
    <style:style style:name="T86" style:family="text">
      <style:text-properties fo:color="#000000" style:font-name="Times new roman" fo:font-size="14pt" fo:font-weight="normal" officeooo:rsid="0063621d" style:font-size-asian="12.25pt" style:font-weight-asian="normal" style:font-size-complex="14pt" style:font-weight-complex="normal"/>
    </style:style>
    <style:style style:name="T87" style:family="text">
      <style:text-properties fo:color="#000000" style:font-name="Times new roman" fo:font-size="14pt" fo:font-weight="normal" officeooo:rsid="0066124f" style:font-size-asian="12.25pt" style:font-weight-asian="normal" style:font-size-complex="14pt" style:font-weight-complex="normal"/>
    </style:style>
    <style:style style:name="T88" style:family="text">
      <style:text-properties fo:color="#000000" style:font-name="Times new roman" fo:font-size="14pt" fo:font-weight="normal" officeooo:rsid="006716e0" style:font-size-asian="12.25pt" style:font-weight-asian="normal" style:font-size-complex="14pt" style:font-weight-complex="normal"/>
    </style:style>
    <style:style style:name="T89" style:family="text">
      <style:text-properties fo:color="#000000" style:font-name="Times new roman" fo:font-size="14pt" fo:font-weight="normal" officeooo:rsid="0068b46e" style:font-size-asian="12.25pt" style:font-weight-asian="normal" style:font-size-complex="14pt" style:font-weight-complex="normal"/>
    </style:style>
    <style:style style:name="T90" style:family="text">
      <style:text-properties fo:color="#000000" style:font-name="Times new roman" fo:font-size="14pt" fo:font-weight="normal" officeooo:rsid="0069f2a4" style:font-size-asian="12.25pt" style:font-weight-asian="normal" style:font-size-complex="14pt" style:font-weight-complex="normal"/>
    </style:style>
    <style:style style:name="T91" style:family="text">
      <style:text-properties fo:color="#000000" style:font-name="Times new roman" fo:font-size="14pt" fo:font-weight="normal" officeooo:rsid="0a152f42" style:font-size-asian="12.25pt" style:font-weight-asian="normal" style:font-size-complex="14pt" style:font-weight-complex="normal"/>
    </style:style>
    <style:style style:name="T92" style:family="text">
      <style:text-properties fo:color="#000000" style:font-name="Times new roman" fo:font-size="14pt" fo:font-weight="normal" officeooo:rsid="09b0e2ae" style:font-size-asian="12.25pt" style:font-weight-asian="normal" style:font-size-complex="14pt" style:font-weight-complex="normal"/>
    </style:style>
    <style:style style:name="T93" style:family="text">
      <style:text-properties fo:color="#000000" style:font-name="Times new roman" fo:font-size="14pt" fo:font-weight="normal" officeooo:rsid="09b86128" style:font-size-asian="12.25pt" style:font-weight-asian="normal" style:font-size-complex="14pt" style:font-weight-complex="normal"/>
    </style:style>
    <style:style style:name="T94" style:family="text">
      <style:text-properties fo:color="#000000" style:font-name="Times new roman" fo:font-size="14pt" fo:font-weight="normal" officeooo:rsid="09b282b4" style:font-size-asian="12.25pt" style:font-weight-asian="normal" style:font-size-complex="14pt" style:font-weight-complex="normal"/>
    </style:style>
    <style:style style:name="T95" style:family="text">
      <style:text-properties fo:color="#000000" style:font-name="Times new roman" fo:font-size="14pt" fo:font-weight="normal" officeooo:rsid="006b4691" style:font-size-asian="12.25pt" style:font-weight-asian="normal" style:font-size-complex="14pt" style:font-weight-complex="normal"/>
    </style:style>
    <style:style style:name="T96" style:family="text">
      <style:text-properties fo:color="#000000" style:font-name="Times new roman" fo:font-size="14pt" fo:font-weight="normal" officeooo:rsid="006bf604" style:font-size-asian="12.25pt" style:font-weight-asian="normal" style:font-size-complex="14pt" style:font-weight-complex="normal"/>
    </style:style>
    <style:style style:name="T97" style:family="text">
      <style:text-properties fo:color="#000000" style:font-name="Times new roman" fo:font-size="14pt" fo:font-weight="normal" officeooo:rsid="006cb9e8" style:font-size-asian="12.25pt" style:font-weight-asian="normal" style:font-size-complex="14pt" style:font-weight-complex="normal"/>
    </style:style>
    <style:style style:name="T98" style:family="text">
      <style:text-properties fo:color="#000000" style:font-name="Times new roman" fo:font-size="14pt" fo:font-weight="normal" officeooo:rsid="0073156e" style:font-size-asian="12.25pt" style:font-weight-asian="normal" style:font-size-complex="14pt" style:font-weight-complex="normal"/>
    </style:style>
    <style:style style:name="T99" style:family="text">
      <style:text-properties fo:color="#000000" style:font-name="Times new roman" fo:font-size="14pt" fo:font-weight="normal" officeooo:rsid="00790c39" style:font-size-asian="12.25pt" style:font-weight-asian="normal" style:font-size-complex="14pt" style:font-weight-complex="normal"/>
    </style:style>
    <style:style style:name="T100" style:family="text">
      <style:text-properties fo:color="#000000" style:font-name="Times new roman" fo:font-size="14pt" fo:font-weight="normal" officeooo:rsid="0079ee92" style:font-size-asian="12.25pt" style:font-weight-asian="normal" style:font-size-complex="14pt" style:font-weight-complex="normal"/>
    </style:style>
    <style:style style:name="T101" style:family="text">
      <style:text-properties fo:color="#000000" style:font-name="Times new roman" fo:font-size="14pt" fo:font-weight="normal" officeooo:rsid="007a26d6" style:font-size-asian="12.25pt" style:font-weight-asian="normal" style:font-size-complex="14pt" style:font-weight-complex="normal"/>
    </style:style>
    <style:style style:name="T102" style:family="text">
      <style:text-properties fo:color="#000000" style:font-name="Times new roman" fo:font-size="14pt" fo:font-weight="normal" officeooo:rsid="007b2e77" style:font-size-asian="12.25pt" style:font-weight-asian="normal" style:font-size-complex="14pt" style:font-weight-complex="normal"/>
    </style:style>
    <style:style style:name="T103" style:family="text">
      <style:text-properties fo:color="#000000" style:font-name="Times new roman" fo:font-size="14pt" fo:font-weight="normal" officeooo:rsid="007cba9a" style:font-size-asian="12.25pt" style:font-weight-asian="normal" style:font-size-complex="14pt" style:font-weight-complex="normal"/>
    </style:style>
    <style:style style:name="T104" style:family="text">
      <style:text-properties fo:color="#000000" style:font-name="Times new roman" fo:font-size="14pt" fo:font-weight="normal" officeooo:rsid="007db50f" style:font-size-asian="12.25pt" style:font-weight-asian="normal" style:font-size-complex="14pt" style:font-weight-complex="normal"/>
    </style:style>
    <style:style style:name="T105" style:family="text">
      <style:text-properties fo:color="#000000" style:font-name="Times new roman" fo:font-size="14pt" fo:font-weight="normal" officeooo:rsid="00806c29" style:font-size-asian="12.25pt" style:font-weight-asian="normal" style:font-size-complex="14pt" style:font-weight-complex="normal"/>
    </style:style>
    <style:style style:name="T106" style:family="text">
      <style:text-properties fo:color="#000000" style:font-name="Times new roman" fo:font-size="14pt" fo:font-weight="normal" officeooo:rsid="008248b3" style:font-size-asian="12.25pt" style:font-weight-asian="normal" style:font-size-complex="14pt" style:font-weight-complex="normal"/>
    </style:style>
    <style:style style:name="T107" style:family="text">
      <style:text-properties fo:color="#000000" style:font-name="Times new roman" fo:font-size="14pt" fo:font-weight="normal" officeooo:rsid="0085d7a7" style:font-size-asian="12.25pt" style:font-weight-asian="normal" style:font-size-complex="14pt" style:font-weight-complex="normal"/>
    </style:style>
    <style:style style:name="T108" style:family="text">
      <style:text-properties fo:color="#000000" style:font-name="Times new roman" fo:font-size="14pt" fo:font-weight="normal" officeooo:rsid="008789e8" style:font-size-asian="12.25pt" style:font-weight-asian="normal" style:font-size-complex="14pt" style:font-weight-complex="normal"/>
    </style:style>
    <style:style style:name="T109" style:family="text">
      <style:text-properties fo:color="#000000" style:font-name="Times new roman" fo:font-size="14pt" fo:font-weight="normal" officeooo:rsid="00880e22" style:font-size-asian="12.25pt" style:font-weight-asian="normal" style:font-size-complex="14pt" style:font-weight-complex="normal"/>
    </style:style>
    <style:style style:name="T110" style:family="text">
      <style:text-properties fo:color="#000000" style:font-name="Times new roman" fo:font-size="14pt" fo:font-weight="normal" officeooo:rsid="00887e1f" style:font-size-asian="12.25pt" style:font-weight-asian="normal" style:font-size-complex="14pt" style:font-weight-complex="normal"/>
    </style:style>
    <style:style style:name="T111" style:family="text">
      <style:text-properties fo:color="#000000" style:font-name="Times new roman" fo:font-size="14pt" fo:font-weight="normal" officeooo:rsid="0089e5d6" style:font-size-asian="12.25pt" style:font-weight-asian="normal" style:font-size-complex="14pt" style:font-weight-complex="normal"/>
    </style:style>
    <style:style style:name="T112" style:family="text">
      <style:text-properties fo:color="#000000" style:font-name="Times new roman" fo:font-size="14pt" fo:font-weight="normal" officeooo:rsid="008a2069" style:font-size-asian="12.25pt" style:font-weight-asian="normal" style:font-size-complex="14pt" style:font-weight-complex="normal"/>
    </style:style>
    <style:style style:name="T113" style:family="text">
      <style:text-properties fo:color="#000000" style:font-name="Times new roman" fo:font-size="14pt" fo:font-weight="normal" officeooo:rsid="008b761e" style:font-size-asian="12.25pt" style:font-weight-asian="normal" style:font-size-complex="14pt" style:font-weight-complex="normal"/>
    </style:style>
    <style:style style:name="T114" style:family="text">
      <style:text-properties fo:color="#000000" style:font-name="Times new roman" fo:font-size="14pt" fo:font-weight="normal" officeooo:rsid="008f4201" style:font-size-asian="12.25pt" style:font-weight-asian="normal" style:font-size-complex="14pt" style:font-weight-complex="normal"/>
    </style:style>
    <style:style style:name="T115" style:family="text">
      <style:text-properties fo:color="#000000" style:font-name="Times new roman" fo:font-size="14pt" fo:font-weight="normal" officeooo:rsid="008f9412" style:font-size-asian="12.25pt" style:font-weight-asian="normal" style:font-size-complex="14pt" style:font-weight-complex="normal"/>
    </style:style>
    <style:style style:name="T116" style:family="text">
      <style:text-properties fo:color="#000000" style:font-name="Times new roman" fo:font-size="14pt" fo:font-weight="normal" officeooo:rsid="009084e4" style:font-size-asian="12.25pt" style:font-weight-asian="normal" style:font-size-complex="14pt" style:font-weight-complex="normal"/>
    </style:style>
    <style:style style:name="T117" style:family="text">
      <style:text-properties fo:color="#000000" style:font-name="Times new roman" fo:font-size="14pt" fo:font-weight="normal" officeooo:rsid="0091ee2b" style:font-size-asian="12.25pt" style:font-weight-asian="normal" style:font-size-complex="14pt" style:font-weight-complex="normal"/>
    </style:style>
    <style:style style:name="T118" style:family="text">
      <style:text-properties fo:color="#000000" style:font-name="Times new roman" fo:font-size="14pt" fo:font-weight="normal" officeooo:rsid="00923aa1" style:font-size-asian="12.25pt" style:font-weight-asian="normal" style:font-size-complex="14pt" style:font-weight-complex="normal"/>
    </style:style>
    <style:style style:name="T119" style:family="text">
      <style:text-properties fo:color="#000000" style:font-name="Times new roman" fo:font-size="14pt" fo:font-weight="normal" officeooo:rsid="009302fd" style:font-size-asian="12.25pt" style:font-weight-asian="normal" style:font-size-complex="14pt" style:font-weight-complex="normal"/>
    </style:style>
    <style:style style:name="T120" style:family="text">
      <style:text-properties fo:color="#000000" style:font-name="Times new roman" fo:font-size="14pt" fo:font-weight="normal" officeooo:rsid="0095e967" style:font-size-asian="12.25pt" style:font-weight-asian="normal" style:font-size-complex="14pt" style:font-weight-complex="normal"/>
    </style:style>
    <style:style style:name="T121" style:family="text">
      <style:text-properties fo:color="#000000" style:font-name="Times new roman" fo:font-size="14pt" fo:font-weight="normal" officeooo:rsid="00975892" style:font-size-asian="12.25pt" style:font-weight-asian="normal" style:font-size-complex="14pt" style:font-weight-complex="normal"/>
    </style:style>
    <style:style style:name="T122" style:family="text">
      <style:text-properties fo:color="#000000" style:font-name="Times new roman" fo:font-size="14pt" fo:font-weight="normal" officeooo:rsid="00980e28" style:font-size-asian="12.25pt" style:font-weight-asian="normal" style:font-size-complex="14pt" style:font-weight-complex="normal"/>
    </style:style>
    <style:style style:name="T123" style:family="text">
      <style:text-properties fo:color="#000000" style:font-name="Times new roman" fo:font-size="14pt" fo:font-weight="normal" officeooo:rsid="0098dc8b" style:font-size-asian="12.25pt" style:font-weight-asian="normal" style:font-size-complex="14pt" style:font-weight-complex="normal"/>
    </style:style>
    <style:style style:name="T124" style:family="text">
      <style:text-properties fo:color="#000000" style:font-name="Times new roman" fo:font-size="14pt" fo:font-weight="normal" officeooo:rsid="0099f290" style:font-size-asian="12.25pt" style:font-weight-asian="normal" style:font-size-complex="14pt" style:font-weight-complex="normal"/>
    </style:style>
    <style:style style:name="T125" style:family="text">
      <style:text-properties fo:color="#000000" style:font-name="Times new roman" fo:font-size="14pt" fo:font-weight="normal" officeooo:rsid="009bb83e" style:font-size-asian="12.25pt" style:font-weight-asian="normal" style:font-size-complex="14pt" style:font-weight-complex="normal"/>
    </style:style>
    <style:style style:name="T126" style:family="text">
      <style:text-properties fo:color="#000000" style:font-name="Times new roman" fo:font-size="14pt" fo:font-weight="normal" officeooo:rsid="009d198e" style:font-size-asian="12.25pt" style:font-weight-asian="normal" style:font-size-complex="14pt" style:font-weight-complex="normal"/>
    </style:style>
    <style:style style:name="T127" style:family="text">
      <style:text-properties fo:color="#000000" style:font-name="Times new roman" fo:font-size="14pt" fo:font-weight="normal" officeooo:rsid="009ec16f" style:font-size-asian="12.25pt" style:font-weight-asian="normal" style:font-size-complex="14pt" style:font-weight-complex="normal"/>
    </style:style>
    <style:style style:name="T128" style:family="text">
      <style:text-properties fo:color="#000000" style:font-name="Times new roman" fo:font-size="14pt" fo:font-weight="normal" officeooo:rsid="009fd43e" style:font-size-asian="12.25pt" style:font-weight-asian="normal" style:font-size-complex="14pt" style:font-weight-complex="normal"/>
    </style:style>
    <style:style style:name="T129" style:family="text">
      <style:text-properties fo:color="#000000" style:font-name="Times new roman" fo:font-size="14pt" fo:font-weight="normal" officeooo:rsid="00a1df41" style:font-size-asian="12.25pt" style:font-weight-asian="normal" style:font-size-complex="14pt" style:font-weight-complex="normal"/>
    </style:style>
    <style:style style:name="T130" style:family="text">
      <style:text-properties fo:color="#000000" style:font-name="Times new roman" fo:font-size="14pt" fo:font-weight="normal" officeooo:rsid="0c705a99" style:font-size-asian="12.25pt" style:font-weight-asian="normal" style:font-size-complex="14pt" style:font-weight-complex="normal"/>
    </style:style>
    <style:style style:name="T131" style:family="text">
      <style:text-properties fo:color="#000000" style:font-name="Times new roman" fo:font-size="14pt" fo:font-weight="normal" officeooo:rsid="00a25d12" style:font-size-asian="12.25pt" style:font-weight-asian="normal" style:font-size-complex="14pt" style:font-weight-complex="normal"/>
    </style:style>
    <style:style style:name="T132" style:family="text">
      <style:text-properties fo:color="#000000" style:font-name="Times new roman" fo:font-size="14pt" fo:font-weight="normal" officeooo:rsid="0c285fe8" style:font-size-asian="12.25pt" style:font-weight-asian="normal" style:font-size-complex="14pt" style:font-weight-complex="normal"/>
    </style:style>
    <style:style style:name="T133" style:family="text">
      <style:text-properties fo:color="#000000" style:font-name="Times new roman" fo:font-size="14pt" fo:font-weight="normal" officeooo:rsid="00a3deee" style:font-size-asian="12.25pt" style:font-weight-asian="normal" style:font-size-complex="14pt" style:font-weight-complex="normal"/>
    </style:style>
    <style:style style:name="T134" style:family="text">
      <style:text-properties fo:color="#000000" style:font-name="Times new roman" fo:font-size="14pt" fo:font-weight="normal" officeooo:rsid="00a41e0e" style:font-size-asian="12.25pt" style:font-weight-asian="normal" style:font-size-complex="14pt" style:font-weight-complex="normal"/>
    </style:style>
    <style:style style:name="T135" style:family="text">
      <style:text-properties fo:color="#000000" style:font-name="Times new roman" fo:font-size="14pt" fo:font-weight="normal" officeooo:rsid="00a808a8" style:font-size-asian="12.25pt" style:font-weight-asian="normal" style:font-size-complex="14pt" style:font-weight-complex="normal"/>
    </style:style>
    <style:style style:name="T136" style:family="text">
      <style:text-properties fo:color="#000000" style:font-name="Times new roman" fo:font-size="14pt" fo:font-weight="normal" officeooo:rsid="00a83d5f" style:font-size-asian="12.25pt" style:font-weight-asian="normal" style:font-size-complex="14pt" style:font-weight-complex="normal"/>
    </style:style>
    <style:style style:name="T137" style:family="text">
      <style:text-properties fo:color="#000000" style:font-name="Times new roman" fo:font-size="14pt" fo:font-weight="normal" officeooo:rsid="00a9de94" style:font-size-asian="12.25pt" style:font-weight-asian="normal" style:font-size-complex="14pt" style:font-weight-complex="normal"/>
    </style:style>
    <style:style style:name="T138" style:family="text">
      <style:text-properties fo:color="#000000" style:font-name="Times new roman" fo:font-size="14pt" fo:font-weight="normal" officeooo:rsid="00abd2f5" style:font-size-asian="12.25pt" style:font-weight-asian="normal" style:font-size-complex="14pt" style:font-weight-complex="normal"/>
    </style:style>
    <style:style style:name="T139" style:family="text">
      <style:text-properties fo:color="#000000" style:font-name="Times new roman" fo:font-size="14pt" fo:font-weight="normal" officeooo:rsid="00ad4976" style:font-size-asian="12.25pt" style:font-weight-asian="normal" style:font-size-complex="14pt" style:font-weight-complex="normal"/>
    </style:style>
    <style:style style:name="T140" style:family="text">
      <style:text-properties fo:color="#000000" style:font-name="Times new roman" fo:font-size="14pt" fo:font-weight="normal" officeooo:rsid="00ad51dc" style:font-size-asian="12.25pt" style:font-weight-asian="normal" style:font-size-complex="14pt" style:font-weight-complex="normal"/>
    </style:style>
    <style:style style:name="T141" style:family="text">
      <style:text-properties fo:color="#000000" style:font-name="Times new roman" fo:font-size="14pt" fo:font-weight="normal" officeooo:rsid="00ad5843" style:font-size-asian="12.25pt" style:font-weight-asian="normal" style:font-size-complex="14pt" style:font-weight-complex="normal"/>
    </style:style>
    <style:style style:name="T142" style:family="text">
      <style:text-properties fo:color="#000000" style:font-name="Times new roman" fo:font-size="14pt" fo:font-weight="normal" officeooo:rsid="00aeea2d" style:font-size-asian="12.25pt" style:font-weight-asian="normal" style:font-size-complex="14pt" style:font-weight-complex="normal"/>
    </style:style>
    <style:style style:name="T143" style:family="text">
      <style:text-properties fo:color="#000000" style:font-name="Times new roman" fo:font-size="14pt" fo:font-weight="normal" officeooo:rsid="00aeee84" style:font-size-asian="12.25pt" style:font-weight-asian="normal" style:font-size-complex="14pt" style:font-weight-complex="normal"/>
    </style:style>
    <style:style style:name="T144" style:family="text">
      <style:text-properties fo:color="#000000" style:font-name="Times new roman" fo:font-size="14pt" fo:font-weight="normal" officeooo:rsid="00af23f4" style:font-size-asian="12.25pt" style:font-weight-asian="normal" style:font-size-complex="14pt" style:font-weight-complex="normal"/>
    </style:style>
    <style:style style:name="T145" style:family="text">
      <style:text-properties fo:color="#000000" style:font-name="Times new roman" fo:font-size="14pt" fo:font-weight="normal" officeooo:rsid="00afcd75" style:font-size-asian="12.25pt" style:font-weight-asian="normal" style:font-size-complex="14pt" style:font-weight-complex="normal"/>
    </style:style>
    <style:style style:name="T146" style:family="text">
      <style:text-properties fo:color="#000000" style:font-name="Times new roman" fo:font-size="14pt" fo:font-weight="normal" officeooo:rsid="00b0e049" style:font-size-asian="12.25pt" style:font-weight-asian="normal" style:font-size-complex="14pt" style:font-weight-complex="normal"/>
    </style:style>
    <style:style style:name="T147" style:family="text">
      <style:text-properties fo:color="#000000" style:font-name="Times new roman" fo:font-size="14pt" fo:font-weight="normal" officeooo:rsid="00b239e2" style:font-size-asian="12.25pt" style:font-weight-asian="normal" style:font-size-complex="14pt" style:font-weight-complex="normal"/>
    </style:style>
    <style:style style:name="T148" style:family="text">
      <style:text-properties fo:color="#000000" style:font-name="Times new roman" fo:font-size="14pt" fo:font-weight="normal" officeooo:rsid="00b2aa62" style:font-size-asian="12.25pt" style:font-weight-asian="normal" style:font-size-complex="14pt" style:font-weight-complex="normal"/>
    </style:style>
    <style:style style:name="T149" style:family="text">
      <style:text-properties fo:color="#000000" style:font-name="Times new roman" fo:font-size="14pt" fo:font-weight="normal" officeooo:rsid="00b94bb1" style:font-size-asian="12.25pt" style:font-weight-asian="normal" style:font-size-complex="14pt" style:font-weight-complex="normal"/>
    </style:style>
    <style:style style:name="T150" style:family="text">
      <style:text-properties fo:color="#000000" style:font-name="Times new roman" fo:font-size="14pt" fo:font-weight="normal" officeooo:rsid="00b961a5" style:font-size-asian="12.25pt" style:font-weight-asian="normal" style:font-size-complex="14pt" style:font-weight-complex="normal"/>
    </style:style>
    <style:style style:name="T151" style:family="text">
      <style:text-properties fo:color="#000000" style:font-name="Times new roman" fo:font-size="14pt" fo:font-weight="normal" officeooo:rsid="00ba83f3" style:font-size-asian="12.25pt" style:font-weight-asian="normal" style:font-size-complex="14pt" style:font-weight-complex="normal"/>
    </style:style>
    <style:style style:name="T152" style:family="text">
      <style:text-properties fo:color="#000000" style:font-name="Times new roman" fo:font-size="14pt" fo:font-weight="normal" officeooo:rsid="00bca08f" style:font-size-asian="12.25pt" style:font-weight-asian="normal" style:font-size-complex="14pt" style:font-weight-complex="normal"/>
    </style:style>
    <style:style style:name="T153" style:family="text">
      <style:text-properties fo:color="#000000" style:font-name="Times new roman" fo:font-size="14pt" fo:font-weight="normal" officeooo:rsid="00be901c" style:font-size-asian="12.25pt" style:font-weight-asian="normal" style:font-size-complex="14pt" style:font-weight-complex="normal"/>
    </style:style>
    <style:style style:name="T154" style:family="text">
      <style:text-properties fo:color="#000000" style:font-name="Times new roman" fo:font-size="14pt" fo:font-weight="normal" officeooo:rsid="00bf3327" style:font-size-asian="12.25pt" style:font-weight-asian="normal" style:font-size-complex="14pt" style:font-weight-complex="normal"/>
    </style:style>
    <style:style style:name="T155" style:family="text">
      <style:text-properties fo:color="#000000" style:font-name="Times new roman" fo:font-size="14pt" fo:font-weight="normal" officeooo:rsid="00bfc17c" style:font-size-asian="12.25pt" style:font-weight-asian="normal" style:font-size-complex="14pt" style:font-weight-complex="normal"/>
    </style:style>
    <style:style style:name="T156" style:family="text">
      <style:text-properties fo:color="#000000" style:font-name="Times new roman" fo:font-size="14pt" fo:font-weight="normal" officeooo:rsid="00c09d9f" style:font-size-asian="12.25pt" style:font-weight-asian="normal" style:font-size-complex="14pt" style:font-weight-complex="normal"/>
    </style:style>
    <style:style style:name="T157" style:family="text">
      <style:text-properties fo:color="#000000" style:font-name="Times new roman" fo:font-size="14pt" fo:font-weight="normal" officeooo:rsid="00c4a212" style:font-size-asian="12.25pt" style:font-weight-asian="normal" style:font-size-complex="14pt" style:font-weight-complex="normal"/>
    </style:style>
    <style:style style:name="T158" style:family="text">
      <style:text-properties fo:color="#000000" style:font-name="Times new roman" fo:font-size="14pt" fo:font-weight="normal" officeooo:rsid="00c4c7fe" style:font-size-asian="12.25pt" style:font-weight-asian="normal" style:font-size-complex="14pt" style:font-weight-complex="normal"/>
    </style:style>
    <style:style style:name="T159" style:family="text">
      <style:text-properties fo:color="#000000" style:font-name="Times new roman" fo:font-size="14pt" fo:font-weight="normal" officeooo:rsid="00c639aa" style:font-size-asian="12.25pt" style:font-weight-asian="normal" style:font-size-complex="14pt" style:font-weight-complex="normal"/>
    </style:style>
    <style:style style:name="T160" style:family="text">
      <style:text-properties fo:color="#000000" style:font-name="Times new roman" fo:font-size="14pt" fo:font-weight="normal" officeooo:rsid="00c705e0" style:font-size-asian="12.25pt" style:font-weight-asian="normal" style:font-size-complex="14pt" style:font-weight-complex="normal"/>
    </style:style>
    <style:style style:name="T161" style:family="text">
      <style:text-properties fo:color="#000000" style:font-name="Times new roman" fo:font-size="14pt" fo:font-weight="normal" officeooo:rsid="00c8dde6" style:font-size-asian="12.25pt" style:font-weight-asian="normal" style:font-size-complex="14pt" style:font-weight-complex="normal"/>
    </style:style>
    <style:style style:name="T162" style:family="text">
      <style:text-properties fo:color="#000000" style:font-name="Times new roman" fo:font-size="14pt" fo:font-weight="normal" officeooo:rsid="00c95303" style:font-size-asian="12.25pt" style:font-weight-asian="normal" style:font-size-complex="14pt" style:font-weight-complex="normal"/>
    </style:style>
    <style:style style:name="T163" style:family="text">
      <style:text-properties fo:color="#000000" style:font-name="Times new roman" fo:font-size="14pt" fo:font-weight="normal" officeooo:rsid="00c977c6" style:font-size-asian="12.25pt" style:font-weight-asian="normal" style:font-size-complex="14pt" style:font-weight-complex="normal"/>
    </style:style>
    <style:style style:name="T164" style:family="text">
      <style:text-properties fo:color="#000000" style:font-name="Times new roman" fo:font-size="14pt" fo:font-weight="normal" officeooo:rsid="00c983fb" style:font-size-asian="12.25pt" style:font-weight-asian="normal" style:font-size-complex="14pt" style:font-weight-complex="normal"/>
    </style:style>
    <style:style style:name="T165" style:family="text">
      <style:text-properties fo:color="#000000" style:font-name="Times new roman" fo:font-size="14pt" fo:font-weight="normal" officeooo:rsid="00cb2c32" style:font-size-asian="12.25pt" style:font-weight-asian="normal" style:font-size-complex="14pt" style:font-weight-complex="normal"/>
    </style:style>
    <style:style style:name="T166" style:family="text">
      <style:text-properties fo:color="#000000" style:font-name="Times new roman" fo:font-size="14pt" fo:font-weight="normal" officeooo:rsid="00cceaad" style:font-size-asian="12.25pt" style:font-weight-asian="normal" style:font-size-complex="14pt" style:font-weight-complex="normal"/>
    </style:style>
    <style:style style:name="T167" style:family="text">
      <style:text-properties fo:color="#000000" style:font-name="Times new roman" fo:font-size="14pt" fo:font-weight="normal" officeooo:rsid="00cd2763" style:font-size-asian="12.25pt" style:font-weight-asian="normal" style:font-size-complex="14pt" style:font-weight-complex="normal"/>
    </style:style>
    <style:style style:name="T168" style:family="text">
      <style:text-properties fo:color="#000000" style:font-name="Times new roman" fo:font-size="14pt" fo:font-weight="normal" officeooo:rsid="00cddc60" style:font-size-asian="12.25pt" style:font-weight-asian="normal" style:font-size-complex="14pt" style:font-weight-complex="normal"/>
    </style:style>
    <style:style style:name="T169" style:family="text">
      <style:text-properties fo:color="#000000" style:font-name="Times new roman" fo:font-size="14pt" fo:font-weight="normal" officeooo:rsid="00cf2510" style:font-size-asian="12.25pt" style:font-weight-asian="normal" style:font-size-complex="14pt" style:font-weight-complex="normal"/>
    </style:style>
    <style:style style:name="T170" style:family="text">
      <style:text-properties fo:color="#000000" style:font-name="Times new roman" fo:font-size="14pt" fo:font-weight="normal" officeooo:rsid="00d05b66" style:font-size-asian="12.25pt" style:font-weight-asian="normal" style:font-size-complex="14pt" style:font-weight-complex="normal"/>
    </style:style>
    <style:style style:name="T171" style:family="text">
      <style:text-properties fo:color="#000000" style:font-name="Times new roman" fo:font-size="14pt" fo:font-weight="normal" officeooo:rsid="00d20345" style:font-size-asian="12.25pt" style:font-weight-asian="normal" style:font-size-complex="14pt" style:font-weight-complex="normal"/>
    </style:style>
    <style:style style:name="T172" style:family="text">
      <style:text-properties fo:color="#000000" style:font-name="Times new roman" fo:font-size="14pt" fo:font-weight="normal" officeooo:rsid="00da53c3" style:font-size-asian="12.25pt" style:font-weight-asian="normal" style:font-size-complex="14pt" style:font-weight-complex="normal"/>
    </style:style>
    <style:style style:name="T173" style:family="text">
      <style:text-properties fo:color="#000000" style:font-name="Times new roman" fo:font-size="14pt" fo:font-weight="normal" officeooo:rsid="00db913e" style:font-size-asian="12.25pt" style:font-weight-asian="normal" style:font-size-complex="14pt" style:font-weight-complex="normal"/>
    </style:style>
    <style:style style:name="T174" style:family="text">
      <style:text-properties fo:color="#000000" style:font-name="Times new roman" fo:font-size="14pt" fo:font-weight="normal" officeooo:rsid="00dba064" style:font-size-asian="12.25pt" style:font-weight-asian="normal" style:font-size-complex="14pt" style:font-weight-complex="normal"/>
    </style:style>
    <style:style style:name="T175" style:family="text">
      <style:text-properties fo:color="#000000" style:font-name="Times new roman" fo:font-size="14pt" fo:font-weight="normal" officeooo:rsid="00dd2b39" style:font-size-asian="12.25pt" style:font-weight-asian="normal" style:font-size-complex="14pt" style:font-weight-complex="normal"/>
    </style:style>
    <style:style style:name="T176" style:family="text">
      <style:text-properties fo:color="#000000" style:font-name="Times new roman" fo:font-size="14pt" fo:font-weight="normal" officeooo:rsid="00de045b" style:font-size-asian="12.25pt" style:font-weight-asian="normal" style:font-size-complex="14pt" style:font-weight-complex="normal"/>
    </style:style>
    <style:style style:name="T177" style:family="text">
      <style:text-properties fo:color="#000000" style:font-name="Times new roman" fo:font-size="14pt" fo:font-weight="normal" officeooo:rsid="09f7ff38" style:font-size-asian="14pt" style:font-weight-asian="normal" style:font-size-complex="14pt" style:font-weight-complex="normal"/>
    </style:style>
    <style:style style:name="T178" style:family="text">
      <style:text-properties fo:color="#000000" style:font-name="Times new roman" fo:font-size="14pt" fo:font-weight="normal" officeooo:rsid="0b6ed459" style:font-size-asian="14pt" style:font-weight-asian="normal" style:font-size-complex="14pt" style:font-weight-complex="normal"/>
    </style:style>
    <style:style style:name="T179" style:family="text">
      <style:text-properties fo:color="#000000" style:font-name="Times new roman" fo:font-size="14pt" officeooo:rsid="00bca08f" style:font-size-asian="12.25pt" style:font-size-complex="14pt"/>
    </style:style>
    <style:style style:name="T180" style:family="text">
      <style:text-properties fo:color="#000000" style:font-name="Times new roman" fo:font-size="16pt" fo:font-weight="bold" officeooo:rsid="0027f8c8" style:font-size-asian="16pt" style:font-weight-asian="bold" style:font-size-complex="16pt" style:font-weight-complex="bold"/>
    </style:style>
    <style:style style:name="T181" style:family="text">
      <style:text-properties fo:color="#000000" style:font-name="Times new roman" fo:font-size="16pt" fo:font-weight="bold" officeooo:rsid="00287bd8" style:font-size-asian="16pt" style:font-weight-asian="bold" style:font-size-complex="16pt" style:font-weight-complex="bold"/>
    </style:style>
    <style:style style:name="T182" style:family="text">
      <style:text-properties fo:color="#000000" style:font-name="Times New Roman1" fo:font-size="14pt" fo:font-weight="normal" officeooo:rsid="09bae0b8" style:font-size-asian="14pt" style:font-weight-asian="normal" style:font-size-complex="14pt" style:font-weight-complex="normal"/>
    </style:style>
    <style:style style:name="T183" style:family="text">
      <style:text-properties fo:color="#000000" style:font-name="Times New Roman1" fo:font-size="14pt" fo:font-weight="normal" officeooo:rsid="006cb9e8" style:font-size-asian="14pt" style:font-weight-asian="normal" style:font-size-complex="14pt" style:font-weight-complex="normal"/>
    </style:style>
    <style:style style:name="T184" style:family="text">
      <style:text-properties fo:color="#000000" style:font-name="Times New Roman1" fo:font-size="14pt" fo:font-weight="normal" officeooo:rsid="006d488f" style:font-size-asian="14pt" style:font-weight-asian="normal" style:font-size-complex="14pt" style:font-weight-complex="normal"/>
    </style:style>
    <style:style style:name="T185" style:family="text">
      <style:text-properties fo:color="#000000" style:font-name="Times New Roman1" fo:font-size="14pt" fo:font-weight="normal" officeooo:rsid="006ece5e" style:font-size-asian="14pt" style:font-weight-asian="normal" style:font-size-complex="14pt" style:font-weight-complex="normal"/>
    </style:style>
    <style:style style:name="T186" style:family="text">
      <style:text-properties fo:color="#000000" style:font-name="Times New Roman1" fo:font-size="14pt" style:font-size-asian="14pt" style:font-size-complex="14pt"/>
    </style:style>
    <style:style style:name="T187" style:family="text">
      <style:text-properties fo:color="#000000" fo:font-weight="normal" officeooo:rsid="09f7ff38" style:font-weight-asian="normal" style:font-weight-complex="normal"/>
    </style:style>
    <style:style style:name="T188" style:family="text">
      <style:text-properties fo:color="#000000" fo:font-weight="normal" officeooo:rsid="0b6ed459" style:font-weight-asian="normal" style:font-weight-complex="normal"/>
    </style:style>
    <style:style style:name="T189" style:family="text">
      <style:text-properties fo:color="#000000" fo:font-weight="normal" officeooo:rsid="09f991d5" style:font-weight-asian="normal" style:font-weight-complex="normal"/>
    </style:style>
    <style:style style:name="T190" style:family="text">
      <style:text-properties fo:color="#000000" fo:font-weight="normal" officeooo:rsid="00a1d33c"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tab/>Merci monsieur le président pour la parole accordée.</text:p>
      <text:p text:style-name="P68"><text:tab/>Monsieur le président, honorables membres du jury, distingués invités bonjour et bienvenu à la présentation des résultats de nos travaux sur le thème « ». Lesdits <text:span text:style-name="T1">travaux </text:span>ont été supervisés par le Pr SouleymaneKoussoube . <text:span text:style-name="T1">Mr Feze Séraphin a été notre maître de stage.</text:span></text:p>
      <text:p text:style-name="P6">PLAN</text:p>
      <text:p text:style-name="P4"><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text:span><text:span text:style-name="Strong_20_Emphasis"><text:span text:style-name="T7">nous présent</text:span></text:span><text:span text:style-name="Strong_20_Emphasis"><text:span text:style-name="T9">er</text:span></text:span><text:span text:style-name="Strong_20_Emphasis"><text:span text:style-name="T7">ons notre solution dans son entièreté et </text:span></text:span><text:span text:style-name="Strong_20_Emphasis"><text:span text:style-name="T8">les él</text:span></text:span><text:span text:style-name="Strong_20_Emphasis"><text:span text:style-name="T7">é</text:span></text:span><text:span text:style-name="Strong_20_Emphasis"><text:span text:style-name="T8">ments </text:span></text:span><text:span text:style-name="Strong_20_Emphasis"><text:span text:style-name="T7">nécessaires à</text:span></text:span><text:span text:style-name="Strong_20_Emphasis"><text:span text:style-name="T8"> son déploiement. </text:span></text:span><text:span text:style-name="Strong_20_Emphasis"><text:span text:style-name="T7">N</text:span></text:span><text:span text:style-name="Strong_20_Emphasis"><text:span text:style-name="T8">ous ter</text:span></text:span><text:span text:style-name="Strong_20_Emphasis"><text:span text:style-name="T7">minerons par des commentaires sur la conduite du projet.</text:span></text:span></text:p>
      <text:p text:style-name="P4"><text:span text:style-name="Strong_20_Emphasis"><text:span text:style-name="T7"/></text:span></text:p>
      <text:p text:style-name="P6">MISSIONS ET ACTIVITÉS</text:p>
      <text:p text:style-name="P5"><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7789498311693118337" text:style-name="L1">
        <text:list-item>
          <text:p text:style-name="P47"><text:span text:style-name="Strong_20_Emphasis"><text:span text:style-name="T34">Édition</text:span></text:span><text:span text:style-name="Strong_20_Emphasis"><text:span text:style-name="T19"> d’outils logiciels métiers d’aide à la décision :</text:span></text:span></text:p>
        </text:list-item>
        <text:list-item>
          <text:p text:style-name="P47"><text:span text:style-name="Strong_20_Emphasis"><text:span text:style-name="T20">Encadrement de la recherche et des tâches de développement</text:span></text:span></text:p>
        </text:list-item>
        <text:list-item>
          <text:p text:style-name="P47"><text:span text:style-name="Strong_20_Emphasis"><text:span text:style-name="T20">Intégration de solutions informatiques et édition de logiciels :</text:span></text:span></text:p>
        </text:list-item>
        <text:list-item>
          <text:p text:style-name="P47"><text:span text:style-name="Strong_20_Emphasis"><text:span text:style-name="T20">Participation aux tests de nouveauté</text:span></text:span></text:p>
        </text:list-item>
      </text:list>
      <text:p text:style-name="P43"><text:span text:style-name="Strong_20_Emphasis"><text:span text:style-name="T180">ORGANIGRAMME</text:span></text:span></text:p>
      <text:p text:style-name="P7"><text:span text:style-name="Strong_20_Emphasis"><text:span text:style-name="T41"><text:tab/>L’organigramme de Métrika est la suivante </text:span></text:span><text:span text:style-name="Strong_20_Emphasis"><text:span text:style-name="T42">: Hiérarchiquement il y a une direction générale, une direction administrative et financière, 3 départements.</text:span></text:span><text:span text:style-name="Strong_20_Emphasis"><text:span text:style-name="T41"> C’est au sein du département de la recherche et du développement que nous avons effectué notre stage.</text:span></text:span></text:p>
      <text:p text:style-name="P44"><text:span text:style-name="Strong_20_Emphasis"><text:span text:style-name="T181">CONTEXTE</text:span></text:span></text:p>
      <text:p text:style-name="P8"><text:span text:style-name="Strong_20_Emphasis"><text:span text:style-name="T43"><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43">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text:span></text:span><text:span text:style-name="Strong_20_Emphasis"><text:span text:style-name="T95">s</text:span></text:span><text:span text:style-name="Strong_20_Emphasis"><text:span text:style-name="T43"> de distribuer leurs produits rapidement et à moindre coût.</text:span></text:span></text:p>
      <text:p text:style-name="P9"><text:span text:style-name="Strong_20_Emphasis"><text:span text:style-name="T44"><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45">par les moyens physiques classiques. Aussi la stratégie de distribution de contenu par</text:span></text:span></text:p>
      <text:p text:style-name="P9"><text:span text:style-name="Strong_20_Emphasis"><text:span text:style-name="T45">multiplication de boutiques physiques n’est pas toujours rentable comme l’atteste les</text:span></text:span></text:p>
      <text:p text:style-name="P9"><text:span text:style-name="Strong_20_Emphasis"><text:span text:style-name="T45">difficultés rencontrées très récemment par l’américain Blockbuster. </text:span></text:span></text:p>
      <text:p text:style-name="P9"><text:span text:style-name="Strong_20_Emphasis"><text:span text:style-name="T45"/></text:span></text:p>
      <text:p text:style-name="P9"><text:span text:style-name="Strong_20_Emphasis"><text:span text:style-name="T45">Face à toutes ces difficultés apparentes, un ensemble de questions émergent :</text:span></text:span></text:p>
      <text:p text:style-name="P9"><text:span text:style-name="Strong_20_Emphasis"><text:span text:style-name="T45">➢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9"><text:span text:style-name="Strong_20_Emphasis"><text:span text:style-name="T45">➢ Comment fournir une solution permettant aux usagers de rechercher, trouver et consulter rapidement les contenus qui les intéressent et de les acquérir aisément ?</text:span></text:span></text:p>
      <text:p text:style-name="P9"><text:span text:style-name="Strong_20_Emphasis"><text:span text:style-name="T45">➢ Comment fournir une solution qui permette aux éditeurs de diffuser largement leur contenu, gagner de l’argent tout en garantissant la protection des contenus?</text:span></text:span></text:p>
      <text:p text:style-name="P9"><text:span text:style-name="Strong_20_Emphasis"><text:span text:style-name="T45"/></text:span></text:p>
      <text:p text:style-name="P10"><text:span text:style-name="Strong_20_Emphasis"><text:span text:style-name="T46"><text:tab/>L’objectif de notre travail </text:span></text:span><text:span text:style-name="Strong_20_Emphasis"><text:span text:style-name="T96">est donc</text:span></text:span><text:span text:style-name="Strong_20_Emphasis"><text:span text:style-name="T46"> celui de mettre en œuvre une plateforme informatique de collecte et distribution de documents qui va : </text:span></text:span></text:p>
      <text:p text:style-name="P11"><text:span text:style-name="Strong_20_Emphasis"><text:span text:style-name="T47">Permettre aux éditeurs de publier et distribuer leurs contenus en ligne</text:span></text:span></text:p>
      <text:list xml:id="list8643080198930937981" text:style-name="L2">
        <text:list-item>
          <text:p text:style-name="P48"><text:span text:style-name="Strong_20_Emphasis"><text:span text:style-name="T47"><text:s/>Permettre aux utilisateurs de rechercher, consulter et acheter aisément les contenus qui les intéressent</text:span></text:span></text:p>
        </text:list-item>
        <text:list-item>
          <text:p text:style-name="P48"><text:span text:style-name="Strong_20_Emphasis"><text:span text:style-name="T47">Protéger les droits d’auteur et propriétés intellectuelles des éditeurs en restreignant ou en empêchant la copie privée des documents.</text:span></text:span></text:p>
        </text:list-item>
        <text:list-item>
          <text:p text:style-name="P48"><text:span text:style-name="Strong_20_Emphasis"><text:span text:style-name="T47">Offrir aux lecteurs un moyen d’acquisition de document par paiement électronique notamment le mobile money.</text:span></text:span></text:p>
        </text:list-item>
        <text:list-item>
          <text:p text:style-name="P48"><text:span text:style-name="Strong_20_Emphasis"><text:span text:style-name="T47">Fournir une offre qui exploite l’immense opportunité que représente le mobile, dans un contexte où le mobile tend à devenir la première interface d’accès à Internet selon les dernières études.</text:span></text:span></text:p>
        </text:list-item>
      </text:list>
      <text:p text:style-name="P34"><text:span text:style-name="Strong_20_Emphasis"><text:span text:style-name="T75"/></text:span></text:p>
      <text:p text:style-name="P34"><text:span text:style-name="Strong_20_Emphasis"><text:span text:style-name="T75"><text:tab/>Nous allons à présent passer à la deuxième partie de notre présentation qui va traiter des concepts généraux.</text:span></text:span></text:p>
      <text:p text:style-name="P46"><text:span text:style-name="Strong_20_Emphasis"><text:span text:style-name="T22">CONCEPTS</text:span></text:span></text:p>
      <text:p text:style-name="P12"><text:span text:style-name="Strong_20_Emphasis"><text:span text:style-name="T21">HISTORIQUE</text:span></text:span></text:p>
      <text:p text:style-name="P13"><text:span text:style-name="Strong_20_Emphasis"><text:span text:style-name="T48"><text:tab/>Deux sources au document numérique peuvent être trouvées dans l'histoire. D'une part, la présentation du document numérique à l’écran évoque souvent chez certains chercheurs une association aux tablettes sumériennes en argile. La manière </text:span></text:span><text:soft-page-break/><text:span text:style-name="Strong_20_Emphasis"><text:span text:style-name="T48">de faire défiler le texte est semblable à la lecture d’un manuscrit enroulé. D'autre part, la partie invisible du document, c’est-à-dire le codage de l’information, renvoie au mot « numérique ». </text:span></text:span><text:span text:style-name="Strong_20_Emphasis"><text:span text:style-name="T49">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51">à savoir </text:span></text:span><text:span text:style-name="Strong_20_Emphasis"><text:span text:style-name="T49">: l’interactivité </text:span></text:span><text:span text:style-name="Strong_20_Emphasis"><text:span text:style-name="T52">et </text:span></text:span><text:span text:style-name="Strong_20_Emphasis"><text:span text:style-name="T49">l’insertion de nouveaux modes de communication dans les documents </text:span></text:span><text:span text:style-name="Strong_20_Emphasis"><text:span text:style-name="T50">tels que les </text:span></text:span><text:span text:style-name="Strong_20_Emphasis"><text:span text:style-name="T49">images </text:span></text:span><text:span text:style-name="Strong_20_Emphasis"><text:span text:style-name="T50">et les vidéos</text:span></text:span><text:span text:style-name="Strong_20_Emphasis"><text:span text:style-name="T49">. Actuellement, les documents en réseau se produisent avec un langage dynamique et sont reliés à une base de données dont le contenu peut varier.</text:span></text:span></text:p>
      <text:p text:style-name="P13"><text:span text:style-name="Strong_20_Emphasis"><text:span text:style-name="T49"><text:tab/></text:span></text:span></text:p>
      <text:p text:style-name="P14"><text:span text:style-name="Strong_20_Emphasis"><text:span text:style-name="T22">Document numérique</text:span></text:span></text:p>
      <text:p text:style-name="P15"><text:span text:style-name="Strong_20_Emphasis"><text:span text:style-name="T53"><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54">Il a plusieurs caractéristiques au rang desquelles son format. </text:span></text:span><text:span text:style-name="Strong_20_Emphasis"><text:span text:style-name="T55">Quelques exemples de formats pour document numériques sont PNG pour les images, MP3 pour le son.</text:span></text:span></text:p>
      <text:p text:style-name="P16"><text:span text:style-name="Strong_20_Emphasis"><text:span text:style-name="T23">Distribution numérique</text:span></text:span></text:p>
      <text:p text:style-name="P16"><text:span text:style-name="Strong_20_Emphasis"><text:span text:style-name="T55"><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3573803122495274695" text:style-name="L3">
        <text:list-item>
          <text:p text:style-name="P49"><text:span text:style-name="Strong_20_Emphasis"><text:span text:style-name="T55">la vente directe : les produits distribués numériquement requièrent moins d'intermédiaires, et par conséquent les éditeurs obtiennent plus de bénéfices</text:span></text:span></text:p>
        </text:list-item>
        <text:list-item>
          <text:p text:style-name="P50"><text:span text:style-name="Strong_20_Emphasis"><text:span text:style-name="T55">disponibilité globale : </text:span></text:span><text:span text:style-name="Strong_20_Emphasis"><text:span text:style-name="T56">N’importe qui dans le monde avec une connexion à Internet peut obtenir facilement une copie numérique</text:span></text:span></text:p>
        </text:list-item>
        <text:list-item>
          <text:p text:style-name="P50"><text:span text:style-name="Strong_20_Emphasis"><text:span text:style-name="T55">production facile : </text:span></text:span><text:span text:style-name="Strong_20_Emphasis"><text:span text:style-name="T56">Avec une seule copie originale, on peut doubler rapidement des copies pour satisfaire la demande.</text:span></text:span></text:p>
        </text:list-item>
      </text:list>
      <text:p text:style-name="P17"><text:span text:style-name="Strong_20_Emphasis"><text:span text:style-name="T24">Indexation</text:span></text:span></text:p>
      <text:p text:style-name="P17"><text:span text:style-name="Strong_20_Emphasis"><text:span text:style-name="T57"><text:tab/>Elle est définie comme la transformation des données d'origine en une référence croisée très efficace afin de faciliter la recherche rapide.</text:span></text:span></text:p>
      <text:p text:style-name="P18"><text:span text:style-name="Strong_20_Emphasis"><text:span text:style-name="T57"><text:tab/></text:span></text:span><text:span text:style-name="Strong_20_Emphasis"><text:span text:style-name="T58">On distingue deux types d'indexation : </text:span></text:span><text:span text:style-name="Strong_20_Emphasis"><text:span text:style-name="T59">La première l’i</text:span></text:span><text:span text:style-name="Strong_20_Emphasis"><text:span text:style-name="T58">ndexation manuelle </text:span></text:span><text:span text:style-name="Strong_20_Emphasis"><text:span text:style-name="T59">qui se scinde en 3 sous-types indexation alphabétique, systématique et l’indexation matière. Le second type </text:span></text:span><text:span text:style-name="Strong_20_Emphasis"><text:span text:style-name="T58">e</text:span></text:span><text:span text:style-name="Strong_20_Emphasis"><text:span text:style-name="T59">s</text:span></text:span><text:span text:style-name="Strong_20_Emphasis"><text:span text:style-name="T58">t </text:span></text:span><text:span text:style-name="Strong_20_Emphasis"><text:span text:style-name="T59">l’</text:span></text:span><text:span text:style-name="Strong_20_Emphasis"><text:span text:style-name="T58">indexation automatique </text:span></text:span><text:span text:style-name="Strong_20_Emphasis"><text:span text:style-name="T74">qui</text:span></text:span><text:span text:style-name="Strong_20_Emphasis"><text:span text:style-name="T60"> <text:s/>utilise des méthodes logicielles pour organiser un ensemble de documents.</text:span></text:span></text:p>
      <text:p text:style-name="P19"><text:span text:style-name="Strong_20_Emphasis"><text:span text:style-name="T25">Recherche</text:span></text:span></text:p>
      <text:p text:style-name="P19"><text:span text:style-name="Strong_20_Emphasis"><text:span text:style-name="T61"><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63">les </text:span></text:span><text:span text:style-name="Strong_20_Emphasis"><text:span text:style-name="T62">recherche</text:span></text:span><text:span text:style-name="Strong_20_Emphasis"><text:span text:style-name="T63">s</text:span></text:span><text:span text:style-name="Strong_20_Emphasis"><text:span text:style-name="T62"> non-informée, <text:s/>informée, </text:span></text:span><text:span text:style-name="Strong_20_Emphasis"><text:span text:style-name="T63">contradictoire et par interpolation.</text:span></text:span></text:p>
      <text:p text:style-name="P20"><text:span text:style-name="Strong_20_Emphasis"><text:span text:style-name="T26">Gestion des droits numériques</text:span></text:span></text:p>
      <text:p text:style-name="P21"><text:span text:style-name="Strong_20_Emphasis"><text:span text:style-name="T64"><text:tab/></text:span></text:span><text:span text:style-name="Strong_20_Emphasis"><text:span text:style-name="T65">Elle a pour objectif de contrôler l'utilisation qui est faite des œuvres numériques grâce à un système d‘accès conditionnel. Son principe est d’éviter que la </text:span></text:span><text:soft-page-break/><text:span text:style-name="Strong_20_Emphasis"><text:span text:style-name="T65">diffusion d'une œuvre numérique échappe au contrôle de son auteur ou de ses ayants droit (producteur, éditeur, distributeur, etc.)</text:span></text:span></text:p>
      <text:p text:style-name="P22"><text:span text:style-name="Strong_20_Emphasis"><text:span text:style-name="T27">Paiement </text:span></text:span><text:span text:style-name="Strong_20_Emphasis"><text:span text:style-name="T40">électronique</text:span></text:span></text:p>
      <text:p text:style-name="P62"><text:span text:style-name="Strong_20_Emphasis"><text:span text:style-name="T66"><text:tab/></text:span></text:span><text:span text:style-name="Strong_20_Emphasis"><text:span text:style-name="T172">Le paiement électronique est une méthode de paiement qui ne nécessite pas</text:span></text:span></text:p>
      <text:p text:style-name="P62"><text:span text:style-name="Strong_20_Emphasis"><text:span text:style-name="T172">l’usage d’argent liquide. Cette solution est pratique pour accéder à des services sans</text:span></text:span></text:p>
      <text:p text:style-name="P62"><text:span text:style-name="Strong_20_Emphasis"><text:span text:style-name="T172">avoir à se déplacer. Son principal avantage demeure dans la rapidité. Les différents</text:span></text:span></text:p>
      <text:p text:style-name="P62"><text:span text:style-name="Strong_20_Emphasis"><text:span text:style-name="T172">modes de paiement électronique </text:span></text:span><text:span text:style-name="Strong_20_Emphasis"><text:span text:style-name="T173">sont ...</text:span></text:span></text:p>
      <text:p text:style-name="P23"><text:span text:style-name="Strong_20_Emphasis"><text:span text:style-name="T67"><text:tab/></text:span></text:span><text:span text:style-name="Strong_20_Emphasis"><text:span text:style-name="T98">L</text:span></text:span><text:span text:style-name="Strong_20_Emphasis"><text:span text:style-name="T68">es concepts clés de notre thème </text:span></text:span><text:span text:style-name="Strong_20_Emphasis"><text:span text:style-name="T98">ayant été présentés</text:span></text:span><text:span text:style-name="Strong_20_Emphasis"><text:span text:style-name="T68">, nous allons poursuivre avec l’audit de l’existant.</text:span></text:span></text:p>
      <text:p text:style-name="P24"><text:span text:style-name="Strong_20_Emphasis"><text:span text:style-name="T69">SOGAPRESSE(société gabonnaise de presse) dispose d’un kiosque numérique permettant de consulter et d’acquérir des documents par Airtel Money. </text:span></text:span><text:span text:style-name="Strong_20_Emphasis"><text:span text:style-name="T70">La recherche sur ce site n’est pas <text:s/>performante et il n’offre pas la possibilité aux lecteurs de consulter les documents acquis hors ligne.</text:span></text:span></text:p>
      <text:p text:style-name="P24"><text:span text:style-name="Strong_20_Emphasis"><text:span text:style-name="T70"><text:tab/>Hors du Gabon, ekiosque permet aux lecteurs d’acheter les quotidiens et magazines camerounais par MTN et Orange Money. </text:span></text:span><text:span text:style-name="Strong_20_Emphasis"><text:span text:style-name="T173">La recherche n’est pas assez performante sur ce site.</text:span></text:span></text:p>
      <text:p text:style-name="P25"><text:span text:style-name="Strong_20_Emphasis"><text:span text:style-name="T72"><text:tab/>Les sites web d’informations des grands médias traditionnels comme Jeune Afrique, Le monde, qui ont comme point faible de ne proposer que leurs offres de contenu.</text:span></text:span></text:p>
      <text:p text:style-name="P65"><text:span text:style-name="Strong_20_Emphasis"><text:span text:style-name="T72"><text:tab/></text:span></text:span><text:span text:style-name="Strong_20_Emphasis"><text:span text:style-name="T174">Les sites de vente des magazines et de journaux tels que Calameo, Publitas et Joomag qui n’offrent que des moyens de paiement par carte bancaire.</text:span></text:span></text:p>
      <text:p text:style-name="P64"><text:span text:style-name="Strong_20_Emphasis"><text:span text:style-name="T72"><text:tab/></text:span></text:span><text:span text:style-name="Strong_20_Emphasis"><text:span text:style-name="T71">A côté de ceux déjà mentionnés, il existe des plateformes généralistes de e-commerce comme RebBox, Amazon, Spotify, Netflix </text:span></text:span><text:span text:style-name="Strong_20_Emphasis"><text:span text:style-name="T72">qui</text:span></text:span><text:span text:style-name="Strong_20_Emphasis"><text:span text:style-name="T71"> ont l’inconvénient de ne pas intégrer les paiements locaux et fonctionne dans une logique de One-Stop-Shop.</text:span></text:span></text:p>
      <text:p text:style-name="P25"><text:span text:style-name="Strong_20_Emphasis"><text:span text:style-name="T72"><text:tab/>Et enfin les sites web de téléchargement comme Windows Store, Apple Store, Goople Play, Softonic qui ne traitent que des logiciels.</text:span></text:span></text:p>
      <text:p text:style-name="P25"><text:span text:style-name="Strong_20_Emphasis"><text:span text:style-name="T72"/></text:span></text:p>
      <text:p text:style-name="P25"><text:span text:style-name="Strong_20_Emphasis"><text:span text:style-name="T72"><text:tab/>Les limites des solutions existantes étant établies, nous pouvons d’ores et déjà poser les jalons de notre solution de distribution qui </text:span></text:span><text:span text:style-name="Strong_20_Emphasis"><text:span text:style-name="T73">sera sous forme d’applications web et mobile et ce, dans la paradigme objet. Plus précisément,</text:span></text:span><text:span text:style-name="Strong_20_Emphasis"><text:span text:style-name="T175"> les fonctionnalités attendues</text:span></text:span><text:span text:style-name="Strong_20_Emphasis"><text:span text:style-name="T73"> notre solution </text:span></text:span><text:span text:style-name="Strong_20_Emphasis"><text:span text:style-name="T175">sont ... </text:span></text:span></text:p>
      <text:p text:style-name="P66"><text:span text:style-name="Strong_20_Emphasis"><text:span text:style-name="T176"/></text:span></text:p>
      <text:p text:style-name="P35"><text:span text:style-name="Strong_20_Emphasis"><text:span text:style-name="T35">RÉALISATION DU SYSTÈME</text:span></text:span></text:p>
      <text:list xml:id="list8813447167875609485" text:style-name="L4">
        <text:list-item>
          <text:p text:style-name="P51"><text:span text:style-name="Strong_20_Emphasis"><text:span text:style-name="T36">Méthodologie de développement</text:span></text:span></text:p>
        </text:list-item>
      </text:list>
      <text:p text:style-name="P35"><text:span text:style-name="Strong_20_Emphasis"><text:span text:style-name="T76">A présent, nous </text:span></text:span><text:span text:style-name="Strong_20_Emphasis"><text:span text:style-name="T77">commençons</text:span></text:span><text:span text:style-name="Strong_20_Emphasis"><text:span text:style-name="T76"> la troisième partie de notre présentation </text:span></text:span><text:span text:style-name="Strong_20_Emphasis"><text:span text:style-name="T77">par la méthodologie de développement. Une méthode de développement est définie par la donnée d’un processus et d’un langage. </text:span></text:span><text:span text:style-name="Strong_20_Emphasis"><text:span text:style-name="T78">N</text:span></text:span><text:span text:style-name="Strong_20_Emphasis"><text:span text:style-name="T77">ous avons opté pour </text:span></text:span><text:span text:style-name="Strong_20_Emphasis"><text:span text:style-name="T99">l</text:span></text:span><text:span text:style-name="Strong_20_Emphasis"><text:span text:style-name="T78">e processus 2TUP </text:span></text:span><text:span text:style-name="Strong_20_Emphasis"><text:span text:style-name="T100">qui est </text:span></text:span><text:span text:style-name="Strong_20_Emphasis"><text:span text:style-name="T101">un </text:span></text:span><text:span text:style-name="Strong_20_Emphasis"><text:span text:style-name="T100">processus <text:s/>de <text:s/>développement <text:tab/>basé <text:s/>sur <text:s/>le <text:s/>processus <text:s/>UP.</text:span></text:span><text:span text:style-name="Strong_20_Emphasis"><text:span text:style-name="T78"> <text:s/></text:span></text:span><text:span text:style-name="Strong_20_Emphasis"><text:span text:style-name="T100">Il <text:s/>apporte une réponse aux contraintes d’évolution continuelle des systèmes d’information en décomposant l’analyse du système suivant un axe fonctionnel et suivant un axe technique. </text:span></text:span><text:span text:style-name="Strong_20_Emphasis"><text:span text:style-name="T101">Le</text:span></text:span><text:span text:style-name="Strong_20_Emphasis"><text:span text:style-name="T78"> langage </text:span></text:span><text:span text:style-name="Strong_20_Emphasis"><text:span text:style-name="T101">utilisé est naturellement </text:span></text:span><text:span text:style-name="Strong_20_Emphasis"><text:span text:style-name="T78">UML </text:span></text:span><text:span text:style-name="Strong_20_Emphasis"><text:span text:style-name="T101">car </text:span></text:span><text:span text:style-name="Strong_20_Emphasis"><text:span text:style-name="T102">le processus </text:span></text:span><text:span text:style-name="Strong_20_Emphasis"><text:span text:style-name="T101">UP duquel découle 2TUP est construit sur UML. </text:span></text:span><text:span text:style-name="Strong_20_Emphasis"><text:span text:style-name="T103">Il est <text:s/>un langage de modélisation destiné à décrire des besoins, spécifier et documenter des systèmes </text:span></text:span><text:span text:style-name="Strong_20_Emphasis"><text:span text:style-name="T104">informatiques</text:span></text:span><text:span text:style-name="Strong_20_Emphasis"><text:span text:style-name="T103">.</text:span></text:span></text:p>
      <text:p text:style-name="P35"><text:span text:style-name="Strong_20_Emphasis"><text:span text:style-name="T103"/></text:span></text:p>
      <text:p text:style-name="P35"><text:span text:style-name="Strong_20_Emphasis"><text:span text:style-name="T103"/></text:span></text:p>
      <text:p text:style-name="P35"><text:soft-page-break/><text:span text:style-name="Strong_20_Emphasis"><text:span text:style-name="T103"/></text:span></text:p>
      <text:list xml:id="list155623216624166" text:continue-numbering="true" text:style-name="L4">
        <text:list-item>
          <text:p text:style-name="P51"><text:span text:style-name="Strong_20_Emphasis"><text:span text:style-name="T36">Activités de développement</text:span></text:span></text:p>
        </text:list-item>
      </text:list>
      <text:list xml:id="list3649369968377298513" text:style-name="L5">
        <text:list-item>
          <text:p text:style-name="P52"><text:span text:style-name="Strong_20_Emphasis"><text:span text:style-name="T37">Étude globale du système</text:span></text:span></text:p>
        </text:list-item>
      </text:list>
      <text:list xml:id="list6518696948842569273" text:style-name="L6">
        <text:list-item>
          <text:p text:style-name="P53"><text:span text:style-name="Strong_20_Emphasis"><text:span text:style-name="T37">Étude préalable</text:span></text:span></text:p>
        </text:list-item>
      </text:list>
      <text:p text:style-name="P39"><text:span text:style-name="Strong_20_Emphasis"><text:span text:style-name="T105"><text:tab/>Conformément au processus 2TUP, nous </text:span></text:span><text:span text:style-name="Strong_20_Emphasis"><text:span text:style-name="T107">avons c</text:span></text:span><text:span text:style-name="Strong_20_Emphasis"><text:span text:style-name="T105">ommen</text:span></text:span><text:span text:style-name="Strong_20_Emphasis"><text:span text:style-name="T107">cé</text:span></text:span><text:span text:style-name="Strong_20_Emphasis"><text:span text:style-name="T105"> </text:span></text:span><text:span text:style-name="Strong_20_Emphasis"><text:span text:style-name="T106">notre cycle de développement par une étude globale du système. </text:span></text:span><text:span text:style-name="Strong_20_Emphasis"><text:span text:style-name="T108">Cette </text:span></text:span><text:span text:style-name="Strong_20_Emphasis"><text:span text:style-name="T109">activité</text:span></text:span><text:span text:style-name="Strong_20_Emphasis"><text:span text:style-name="T108"> est subdivisée en plusieurs étapes dont la première intitulée étude préalable nous <text:s/></text:span></text:span><text:span text:style-name="Strong_20_Emphasis"><text:span text:style-name="T110">a permis de recueillir les besoins fonctionnels et techniques, d’identifier les </text:span></text:span><text:span text:style-name="Strong_20_Emphasis"><text:span text:style-name="T111">acteurs et les</text:span></text:span><text:span text:style-name="Strong_20_Emphasis"><text:span text:style-name="T110"> messages </text:span></text:span><text:span text:style-name="Strong_20_Emphasis"><text:span text:style-name="T111">qu’ils échangent avec le</text:span></text:span><text:span text:style-name="Strong_20_Emphasis"><text:span text:style-name="T110"> système. </text:span></text:span><text:span text:style-name="Strong_20_Emphasis"><text:span text:style-name="T125">5 acteurs ont été identifiés</text:span></text:span><text:span text:style-name="Strong_20_Emphasis"><text:span text:style-name="T82">: Le visiteur, le client, l’éditeur, l’administrateur </text:span></text:span><text:span text:style-name="Strong_20_Emphasis"><text:span text:style-name="T126">et la passerelle de paiement</text:span></text:span><text:span text:style-name="Strong_20_Emphasis"><text:span text:style-name="T82">. </text:span></text:span><text:span text:style-name="Strong_20_Emphasis"><text:span text:style-name="T112">Ce qui a </text:span></text:span><text:span text:style-name="Strong_20_Emphasis"><text:span text:style-name="T113">conduit</text:span></text:span><text:span text:style-name="Strong_20_Emphasis"><text:span text:style-name="T112"> </text:span></text:span><text:span text:style-name="Strong_20_Emphasis"><text:span text:style-name="T113">à</text:span></text:span><text:span text:style-name="Strong_20_Emphasis"><text:span text:style-name="T112"> délimiter les contours d</text:span></text:span><text:span text:style-name="Strong_20_Emphasis"><text:span text:style-name="T113">u</text:span></text:span><text:span text:style-name="Strong_20_Emphasis"><text:span text:style-name="T112"> système </text:span></text:span><text:span text:style-name="Strong_20_Emphasis"><text:span text:style-name="T113">en étude</text:span></text:span><text:span text:style-name="Strong_20_Emphasis"><text:span text:style-name="T112"> tel que matérialisé par ce diagramme de contexte dynamique.</text:span></text:span></text:p>
      <text:list xml:id="list155624410793494" text:continue-numbering="true" text:style-name="L6">
        <text:list-item>
          <text:p text:style-name="P53"><text:span text:style-name="Strong_20_Emphasis"><text:span text:style-name="T37">Capture des besoins fonctionnels</text:span></text:span></text:p>
        </text:list-item>
      </text:list>
      <text:p text:style-name="P37"><text:span text:style-name="Strong_20_Emphasis"><text:span text:style-name="T107"><text:tab/></text:span></text:span><text:span text:style-name="Strong_20_Emphasis"><text:span text:style-name="T114">Puis a suivi </text:span></text:span><text:span text:style-name="Strong_20_Emphasis"><text:span text:style-name="T115">l’identification des cas d’utilisation qui sont représenté</text:span></text:span><text:span text:style-name="Strong_20_Emphasis"><text:span text:style-name="T116">s</text:span></text:span><text:span text:style-name="Strong_20_Emphasis"><text:span text:style-name="T115"> dans ce di</text:span></text:span><text:span text:style-name="Strong_20_Emphasis"><text:span text:style-name="T117">a</text:span></text:span><text:span text:style-name="Strong_20_Emphasis"><text:span text:style-name="T115">gramme. </text:span></text:span><text:span text:style-name="Strong_20_Emphasis"><text:span text:style-name="T118">Après avoir identifiés ces cas d’utilisation, nous avons procéd</text:span></text:span><text:span text:style-name="Strong_20_Emphasis"><text:span text:style-name="T119">é</text:span></text:span><text:span text:style-name="Strong_20_Emphasis"><text:span text:style-name="T118"> à leur planification conformément à la démarche itérative et incrémentale prôné par le processus 2TUP. </text:span></text:span><text:span text:style-name="Strong_20_Emphasis"><text:span text:style-name="T119">Notre planification est </text:span></text:span><text:span text:style-name="Strong_20_Emphasis"><text:span text:style-name="T120">constituée</text:span></text:span><text:span text:style-name="Strong_20_Emphasis"><text:span text:style-name="T119"> de 7 incréments dont chacun regroupe un certain nombre de cas d’utilisation en son sein.</text:span></text:span></text:p>
      <text:p text:style-name="P37"><text:span text:style-name="Strong_20_Emphasis"><text:span text:style-name="T118"/></text:span></text:p>
      <text:p text:style-name="P36"><text:span text:style-name="Strong_20_Emphasis"><text:span text:style-name="T78"><text:tab/></text:span></text:span><text:span text:style-name="Strong_20_Emphasis"><text:span text:style-name="T79">Le</text:span></text:span><text:span text:style-name="Strong_20_Emphasis"><text:span text:style-name="T121">s cas d’utilisation</text:span></text:span><text:span text:style-name="Strong_20_Emphasis"><text:span text:style-name="T79"> peuvent être exposées </text:span></text:span><text:span text:style-name="Strong_20_Emphasis"><text:span text:style-name="T123">à certains niveaux de</text:span></text:span><text:span text:style-name="Strong_20_Emphasis"><text:span text:style-name="T79"> risques </text:span></text:span><text:span text:style-name="Strong_20_Emphasis"><text:span text:style-name="T122"><text:s/></text:span></text:span><text:span text:style-name="Strong_20_Emphasis"><text:span text:style-name="T123">au rang desquels le risque</text:span></text:span><text:span text:style-name="Strong_20_Emphasis"><text:span text:style-name="T79">: </text:span></text:span></text:p>
      <text:list xml:id="list7057833479218470184" text:style-name="L7">
        <text:list-item>
          <text:p text:style-name="P55"><text:span text:style-name="Strong_20_Emphasis"><text:span text:style-name="T80">Information : 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5"><text:span text:style-name="Strong_20_Emphasis"><text:span text:style-name="T80">Pour le type de risque Conception, une bonne réflexion sur les aspects conceptuels concernant la réalisation des cas d’utilisation s’impose. C’est le risque le plus important puisque la conception constitue le fondement de l’implémentation.</text:span></text:span></text:p>
        </text:list-item>
        <text:list-item>
          <text:p text:style-name="P55"><text:span text:style-name="Strong_20_Emphasis"><text:span text:style-name="T80">Pour le risque Implémentation :les techniques, concepts et outils de programmation choisis doivent être maîtrisés et approfondis afin de satisfaire tous les cas d’utilisation constituant l’itération.</text:span></text:span></text:p>
        </text:list-item>
      </text:list>
      <text:p text:style-name="P26"><text:span text:style-name="Strong_20_Emphasis"><text:span text:style-name="T80"/></text:span></text:p>
      <text:p text:style-name="P38"><text:span text:style-name="Strong_20_Emphasis"><text:span text:style-name="T81"><text:tab/></text:span></text:span><text:span text:style-name="Strong_20_Emphasis"><text:span text:style-name="T124">En outre, les différents cas d'utilisation sont classés en tenant compte des deux facteurs suivants : la priorité fonctionnelle et les risques techniques.</text:span></text:span></text:p>
      <text:list xml:id="list1612118219303315058" text:style-name="L8">
        <text:list-item>
          <text:p text:style-name="P67"><text:span text:style-name="Strong_20_Emphasis"><text:span text:style-name="T187">Si la priorité est haute et le risque également, il faut planifier le cas d’utilisation dans </text:span></text:span><text:span text:style-name="Strong_20_Emphasis"><text:span text:style-name="T189">les</text:span></text:span><text:span text:style-name="Strong_20_Emphasis"><text:span text:style-name="T187"> premi</text:span></text:span><text:span text:style-name="Strong_20_Emphasis"><text:span text:style-name="T190">e</text:span></text:span><text:span text:style-name="Strong_20_Emphasis"><text:span text:style-name="T187">rs </text:span></text:span><text:span text:style-name="Strong_20_Emphasis"><text:span text:style-name="T188">incréments</text:span></text:span><text:span text:style-name="Strong_20_Emphasis"><text:span text:style-name="T187">.</text:span></text:span></text:p>
        </text:list-item>
        <text:list-item>
          <text:p text:style-name="P67"><text:span text:style-name="Strong_20_Emphasis"><text:span text:style-name="T177">Si la priorité est basse et le risque également, on peut reporter le cas d’utilisation à un des tout derni</text:span></text:span><text:span text:style-name="Strong_20_Emphasis"><text:span text:style-name="T178">e</text:span></text:span><text:span text:style-name="Strong_20_Emphasis"><text:span text:style-name="T177">r</text:span></text:span><text:span text:style-name="Strong_20_Emphasis"><text:span text:style-name="T178">s</text:span></text:span><text:span text:style-name="Strong_20_Emphasis"><text:span text:style-name="T177"> </text:span></text:span><text:span text:style-name="Strong_20_Emphasis"><text:span text:style-name="T178">incréments</text:span></text:span><text:span text:style-name="Strong_20_Emphasis"><text:span text:style-name="T177">.</text:span></text:span></text:p>
        </text:list-item>
      </text:list>
      <text:list xml:id="list155623720040031" text:continue-list="list155624410793494" text:style-name="L6">
        <text:list-item>
          <text:p text:style-name="P53"><text:span text:style-name="Strong_20_Emphasis"><text:span text:style-name="T37">Capture des besoins techniques</text:span></text:span></text:p>
        </text:list-item>
      </text:list>
      <text:p text:style-name="P40"><text:span text:style-name="Strong_20_Emphasis"><text:span text:style-name="T127"><text:tab/>Après la planification vient l’étape de capture des besoins techniques. </text:span></text:span><text:span text:style-name="Strong_20_Emphasis"><text:span text:style-name="T128">Il s'agit des contraintes techniques qui caractérisent le système. </text:span></text:span><text:span text:style-name="Strong_20_Emphasis"><text:span text:style-name="T129">Comme besoins techniques, on peut citer : le </text:span></text:span><text:span text:style-name="Strong_20_Emphasis"><text:span text:style-name="T130">traitement et la sauvegarde de fichiers </text:span></text:span><text:span text:style-name="Strong_20_Emphasis"><text:span text:style-name="T129">uploadés, le stockage et la manipulation fiables des données, </text:span></text:span><text:span text:style-name="Strong_20_Emphasis"><text:span text:style-name="T131">la manipulation des données stockées selon les préceptes de l’orientée-objet, Protection des documents contre la copie-privée, </text:span></text:span><text:soft-page-break/><text:span text:style-name="Strong_20_Emphasis"><text:span text:style-name="T133">s</text:span></text:span><text:span text:style-name="Strong_20_Emphasis"><text:span text:style-name="T132">écurité de</text:span></text:span><text:span text:style-name="Strong_20_Emphasis"><text:span text:style-name="T133">s</text:span></text:span><text:span text:style-name="Strong_20_Emphasis"><text:span text:style-name="T132"> communication</text:span></text:span><text:span text:style-name="Strong_20_Emphasis"><text:span text:style-name="T133">s. </text:span></text:span><text:span text:style-name="Strong_20_Emphasis"><text:span text:style-name="T134">Ces contraintes sus-citées ont conduit au choix des outils de travail ci-après: </text:span></text:span><text:span text:style-name="Strong_20_Emphasis"><text:span text:style-name="T148">modelio et dia pour la modélisation, eclipse et android studio pour le codage, git pour le versionning du code, etc.</text:span></text:span></text:p>
      <text:list xml:id="list155623436656143" text:continue-numbering="true" text:style-name="L6">
        <text:list-item>
          <text:p text:style-name="P54"><text:span text:style-name="Strong_20_Emphasis"><text:span text:style-name="T37">C</text:span></text:span><text:span text:style-name="Strong_20_Emphasis"><text:span text:style-name="T38">onception générique</text:span></text:span></text:p>
        </text:list-item>
      </text:list>
      <text:p text:style-name="P41"><text:span text:style-name="Strong_20_Emphasis"><text:span text:style-name="T135"><text:tab/></text:span></text:span><text:span text:style-name="Strong_20_Emphasis"><text:span text:style-name="T136">Nous allons à présent</text:span></text:span><text:span text:style-name="Strong_20_Emphasis"><text:span text:style-name="T135"> décrire l’architecture logique de notre système. L’architecture d’un logiciel décrit la manière dont seront agencés les différents composants d’une application et comment ils interagissent entre eux. Nous avons opté pour une architecture </text:span></text:span><text:span text:style-name="Strong_20_Emphasis"><text:span text:style-name="T136">client-serveur </text:span></text:span><text:span text:style-name="Strong_20_Emphasis"><text:span text:style-name="T135">en 3-tiers associé à une architecture MVC : </text:span></text:span><text:span text:style-name="Strong_20_Emphasis"><text:span text:style-name="T137">elle comporte un serveur d’application en l’occurrence Glassfish, un serveur de base de données MySQL, un client qui peut être soit un smartphone </text:span></text:span><text:span text:style-name="Strong_20_Emphasis"><text:span text:style-name="T138">soit </text:span></text:span><text:span text:style-name="Strong_20_Emphasis"><text:span text:style-name="T139">un</text:span></text:span><text:span text:style-name="Strong_20_Emphasis"><text:span text:style-name="T137"> navigateur web.</text:span></text:span></text:p>
      <text:p text:style-name="P41"><text:span text:style-name="Strong_20_Emphasis"><text:span text:style-name="T135"/></text:span></text:p>
      <text:list xml:id="list155624752350975" text:continue-numbering="true" text:style-name="L6">
        <text:list-item>
          <text:p text:style-name="P54"><text:span text:style-name="Strong_20_Emphasis"><text:span text:style-name="T38">Analyse</text:span></text:span></text:p>
        </text:list-item>
      </text:list>
      <text:p text:style-name="P42"><text:span text:style-name="Strong_20_Emphasis"><text:span text:style-name="T140"><text:tab/></text:span></text:span><text:span text:style-name="Strong_20_Emphasis"><text:span text:style-name="T141">Dans l’</text:span></text:span><text:span text:style-name="Strong_20_Emphasis"><text:span text:style-name="T140">étape d’analyse, </text:span></text:span><text:span text:style-name="Strong_20_Emphasis"><text:span text:style-name="T141">nous avons identifiés les objets métiers du système d’étude en vue de définir les classes candidates représentées par le diagramme de classes préliminaires ci-contre</text:span></text:span><text:span text:style-name="Strong_20_Emphasis"><text:span text:style-name="T140">.</text:span></text:span></text:p>
      <text:p text:style-name="P42"><text:span text:style-name="Strong_20_Emphasis"><text:span text:style-name="T140"><text:tab/></text:span></text:span><text:span text:style-name="Strong_20_Emphasis"><text:span text:style-name="T142">Dan</text:span></text:span><text:span text:style-name="Strong_20_Emphasis"><text:span text:style-name="T143">s </text:span></text:span><text:span text:style-name="Strong_20_Emphasis"><text:span text:style-name="T142">cette étape, il a été également question d’élaborer le worflow global de </text:span></text:span><text:span text:style-name="Strong_20_Emphasis"><text:span text:style-name="T144">l’application à con</text:span></text:span><text:span text:style-name="Strong_20_Emphasis"><text:span text:style-name="T145">s</text:span></text:span><text:span text:style-name="Strong_20_Emphasis"><text:span text:style-name="T144">truire</text:span></text:span><text:span text:style-name="Strong_20_Emphasis"><text:span text:style-name="T143">. </text:span></text:span><text:span text:style-name="Strong_20_Emphasis"><text:span text:style-name="T146">De la recherche à l’achat de documents en passant <text:s/>par l’authentification. </text:span></text:span><text:span text:style-name="Strong_20_Emphasis"><text:span text:style-name="T149">Cette étape met un terme à l’étude préalable. </text:span></text:span></text:p>
      <text:p text:style-name="P56"/>
      <text:list xml:id="list2645246958622594452" text:style-name="L10">
        <text:list-item>
          <text:p text:style-name="P57"><text:span text:style-name="Strong_20_Emphasis"><text:span text:style-name="T39">Incrément 1 : Gestion des comptes client</text:span></text:span></text:p>
        </text:list-item>
      </text:list>
      <text:p text:style-name="P59"><text:span text:style-name="Strong_20_Emphasis"><text:span text:style-name="T150"><text:tab/>La démarche 2TUP étant incrémentale, les cas d’utilisation présentés précédemment ont été regroupés </text:span></text:span><text:span text:style-name="Strong_20_Emphasis"><text:span text:style-name="T151">par fonctionnalité </text:span></text:span><text:span text:style-name="Strong_20_Emphasis"><text:span text:style-name="T150">et chaque groupe représente un incrément de notre cycle de développement. </text:span></text:span><text:span text:style-name="Strong_20_Emphasis"><text:span text:style-name="T153">Pour </text:span></text:span><text:span text:style-name="Strong_20_Emphasis"><text:span text:style-name="T154">d</text:span></text:span><text:span text:style-name="Strong_20_Emphasis"><text:span text:style-name="T153">es soucis de temps, nous allons nous limiter à la présentation d</text:span></text:span><text:span text:style-name="Strong_20_Emphasis"><text:span text:style-name="T155">’</text:span></text:span><text:span text:style-name="Strong_20_Emphasis"><text:span text:style-name="T156">un</text:span></text:span><text:span text:style-name="Strong_20_Emphasis"><text:span text:style-name="T153"> seul incrément et aussi, nous n’allons pas déroulé toutes les étapes du cycle de développement. </text:span></text:span><text:span text:style-name="Strong_20_Emphasis"><text:span text:style-name="T159">Mais présenter quelques di</text:span></text:span><text:span text:style-name="Strong_20_Emphasis"><text:span text:style-name="T160">a</text:span></text:span><text:span text:style-name="Strong_20_Emphasis"><text:span text:style-name="T159">grammes qui résument le travail effectué.</text:span></text:span></text:p>
      <text:p text:style-name="P59"><text:span text:style-name="Strong_20_Emphasis"><text:span text:style-name="T150"><text:tab/></text:span></text:span><text:span text:style-name="Strong_20_Emphasis"><text:span text:style-name="T152">Le premier incrément </text:span></text:span><text:span text:style-name="Strong_20_Emphasis"><text:span text:style-name="T158">qui </text:span></text:span><text:span text:style-name="Strong_20_Emphasis"><text:span text:style-name="T157">a été </text:span></text:span><text:span text:style-name="Strong_20_Emphasis"><text:span text:style-name="T152">intitulé «Gestion des comptes client», <text:s/>concerne les </text:span></text:span><text:span text:style-name="Strong_20_Emphasis"><text:span text:style-name="T166">CU</text:span></text:span><text:span text:style-name="Strong_20_Emphasis"><text:span text:style-name="T152"> … </text:span></text:span><text:span text:style-name="Strong_20_Emphasis"><text:span text:style-name="T164">L</text:span></text:span><text:span text:style-name="Strong_20_Emphasis"><text:span text:style-name="T160">e DCD correspondant </text:span></text:span><text:span text:style-name="Strong_20_Emphasis"><text:span text:style-name="T164">est le suivant ; i</text:span></text:span><text:span text:style-name="Strong_20_Emphasis"><text:span text:style-name="T161">l met en exergue l</text:span></text:span><text:span text:style-name="Strong_20_Emphasis"><text:span text:style-name="T162">a</text:span></text:span><text:span text:style-name="Strong_20_Emphasis"><text:span text:style-name="T161"> classe Utilisateur et l’énumération UserType qui représente le type d’utilisateur. </text:span></text:span><text:span text:style-name="Strong_20_Emphasis"><text:span text:style-name="T163">Ce type</text:span></text:span><text:span text:style-name="Strong_20_Emphasis"><text:span text:style-name="T161"> peut être soit client, éditeur ou administrateur. </text:span></text:span><text:span text:style-name="Strong_20_Emphasis"><text:span text:style-name="T165">Ci-contre, le DSOD </text:span></text:span><text:span text:style-name="Strong_20_Emphasis"><text:span text:style-name="T166">du CU «</text:span></text:span><text:span text:style-name="Strong_20_Emphasis"><text:span text:style-name="T167">Créer compte client» </text:span></text:span><text:span text:style-name="Strong_20_Emphasis"><text:span text:style-name="T168">qui</text:span></text:span><text:span text:style-name="Strong_20_Emphasis"><text:span text:style-name="T167"> </text:span></text:span><text:span text:style-name="Strong_20_Emphasis"><text:span text:style-name="T168">détaille</text:span></text:span><text:span text:style-name="Strong_20_Emphasis"><text:span text:style-name="T167"> l</text:span></text:span><text:span text:style-name="Strong_20_Emphasis"><text:span text:style-name="T168">es interactions </text:span></text:span><text:span text:style-name="Strong_20_Emphasis"><text:span text:style-name="T167"><text:s/></text:span></text:span><text:span text:style-name="Strong_20_Emphasis"><text:span text:style-name="T168">entre l’utilisateur et les sous-éléments du système ; notamment le formulaire de création, l’objet d’accès aux données, l’ORM et <text:s/>la base de données.</text:span></text:span></text:p>
      <text:p text:style-name="P58"><text:span text:style-name="Strong_20_Emphasis"><text:span text:style-name="T153"><text:tab/></text:span></text:span><text:span text:style-name="Strong_20_Emphasis"><text:span text:style-name="T168">Ceci met un terme à </text:span></text:span><text:span text:style-name="Strong_20_Emphasis"><text:span text:style-name="T169">cette</text:span></text:span><text:span text:style-name="Strong_20_Emphasis"><text:span text:style-name="T168"> partie de notre présentation.</text:span></text:span></text:p>
      <text:p text:style-name="P60"><text:span text:style-name="Strong_20_Emphasis"><text:span text:style-name="T28">Architecture de déploiement</text:span></text:span></text:p>
      <text:p text:style-name="P60"><text:span text:style-name="Strong_20_Emphasis"><text:span text:style-name="T28"><text:tab/></text:span></text:span><text:span text:style-name="Strong_20_Emphasis"><text:span text:style-name="T169">Nous entamons à présent la quatrième et dernière partie intitulé … </text:span></text:span></text:p>
      <text:p text:style-name="P61"><text:span text:style-name="Strong_20_Emphasis"><text:span text:style-name="T169">Nous débutons cette partie en présentant notre architecture de déploiement.</text:span></text:span></text:p>
      <text:p text:style-name="P27"><text:span text:style-name="Strong_20_Emphasis"><text:span text:style-name="T83"><text:tab/>Pour déployer notre solution, nous a</text:span></text:span><text:span text:style-name="Strong_20_Emphasis"><text:span text:style-name="T169">v</text:span></text:span><text:span text:style-name="Strong_20_Emphasis"><text:span text:style-name="T83">ons besoin d’un serveur sur lequel sera installé un serveur d’application en l’occurrence glassfish et <text:s/></text:span></text:span><text:span text:style-name="Strong_20_Emphasis"><text:span text:style-name="T171">un</text:span></text:span><text:span text:style-name="Strong_20_Emphasis"><text:span text:style-name="T170"> </text:span></text:span><text:span text:style-name="Strong_20_Emphasis"><text:span text:style-name="T147">serveur de base de données</text:span></text:span><text:span text:style-name="Strong_20_Emphasis"><text:span text:style-name="T84">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28"><text:span text:style-name="Strong_20_Emphasis"><text:span text:style-name="T84"/></text:span></text:p>
      <text:p text:style-name="P29"><text:span text:style-name="Strong_20_Emphasis"><text:span text:style-name="T29">Diapo 26</text:span></text:span></text:p>
      <text:p text:style-name="P29"><text:soft-page-break/><text:span text:style-name="Strong_20_Emphasis"><text:span text:style-name="T85"><text:tab/>Nous allons à présent passer à la démo</text:span></text:span></text:p>
      <text:p text:style-name="P30"><text:span text:style-name="Strong_20_Emphasis"><text:span text:style-name="T30">Diapo 27</text:span></text:span></text:p>
      <text:p text:style-name="P30"><text:span text:style-name="Strong_20_Emphasis"><text:span text:style-name="T86"><text:tab/>Quiconque voudrait se procurer notre solution devra débourser la bagatelle de 4 820 000 FCFA.</text:span></text:span></text:p>
      <text:p text:style-name="P31"><text:span text:style-name="Strong_20_Emphasis"><text:span text:style-name="T30">Diapo 2</text:span></text:span><text:span text:style-name="Strong_20_Emphasis"><text:span text:style-name="T31">8</text:span></text:span></text:p>
      <text:p text:style-name="P31"><text:span text:style-name="Strong_20_Emphasis"><text:span text:style-name="T87"><text:tab/>Notre travail s’est déroulé suivant le diagramme ci-contre. Il a débuté le 09 septembre 2019 et était censé s’achever le </text:span></text:span><text:span text:style-name="Strong_20_Emphasis"><text:span text:style-name="T88">09 février 2020. Le projet a réellement pri fin le 30 mars 2020.</text:span></text:span></text:p>
      <text:p text:style-name="P45"><text:span text:style-name="Strong_20_Emphasis"><text:span text:style-name="T32">CONCLUSION</text:span></text:span></text:p>
      <text:p text:style-name="P32"><text:span text:style-name="Strong_20_Emphasis"><text:span text:style-name="T32">Apports</text:span></text:span></text:p>
      <text:p text:style-name="P32"><text:span text:style-name="Strong_20_Emphasis"><text:span text:style-name="T89"><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7">idoine</text:span></text:span><text:span text:style-name="Strong_20_Emphasis"><text:span text:style-name="T89"> pour effectuer un travail à la hauteur du titre d’ingénieur auquel nous prétendons.</text:span></text:span></text:p>
      <text:p text:style-name="P33"><text:span text:style-name="Strong_20_Emphasis"><text:span text:style-name="T90">Ce stage nous permi de :</text:span></text:span></text:p>
      <text:list xml:id="list9034897068872216158" text:style-name="L9">
        <text:list-item>
          <text:p text:style-name="P69"><text:span text:style-name="Strong_20_Emphasis"><text:span text:style-name="T11">D</text:span></text:span><text:span text:style-name="Strong_20_Emphasis"><text:span text:style-name="T12">e nous familiariser avec le monde professionnel;</text:span></text:span></text:p>
        </text:list-item>
        <text:list-item>
          <text:p text:style-name="P70"><text:span text:style-name="Strong_20_Emphasis"><text:span text:style-name="T11">D</text:span></text:span><text:span text:style-name="Strong_20_Emphasis"><text:span text:style-name="T12">’explorer l’univers assez vaste et prometteur du développement mobile </text:span></text:span><text:span text:style-name="Strong_20_Emphasis"><text:span text:style-name="T13">et d</text:span></text:span><text:span text:style-name="Strong_20_Emphasis"><text:span text:style-name="T14">es </text:span></text:span><text:span text:style-name="Strong_20_Emphasis"><text:span text:style-name="T13">paiements électronique</text:span></text:span><text:span text:style-name="Strong_20_Emphasis"><text:span text:style-name="T15">s</text:span></text:span><text:span text:style-name="Strong_20_Emphasis"><text:span text:style-name="T12">.</text:span></text:span></text:p>
        </text:list-item>
        <text:list-item>
          <text:p text:style-name="P70"><text:span text:style-name="Strong_20_Emphasis"><text:span text:style-name="T11">D</text:span></text:span><text:span text:style-name="Strong_20_Emphasis"><text:span text:style-name="T12">’assister à la gestion des projets d’envergure et de nous rapprocher des experts du métier.</text:span></text:span></text:p>
        </text:list-item>
        <text:list-item>
          <text:p text:style-name="P70"><text:span text:style-name="Strong_20_Emphasis"><text:span text:style-name="T91">D</text:span></text:span><text:span text:style-name="Strong_20_Emphasis"><text:span text:style-name="T92">e compléter nos connaissances sur la conception, </text:span></text:span><text:span text:style-name="Strong_20_Emphasis"><text:span text:style-name="T93">les langages Java et bien d’autres outils et de techniques de programmation</text:span></text:span><text:span text:style-name="Strong_20_Emphasis"><text:span text:style-name="T92">. </text:span></text:span><text:span text:style-name="Strong_20_Emphasis"><text:span text:style-name="T93">Nous avons aussi </text:span></text:span><text:span text:style-name="Strong_20_Emphasis"><text:span text:style-name="T94">améliorer notre approche commerciale en ce qui est des produits logiciels.</text:span></text:span></text:p>
        </text:list-item>
      </text:list>
      <text:p text:style-name="P1"><text:span text:style-name="Strong_20_Emphasis"><text:span text:style-name="T33">Difficultés</text:span></text:span></text:p>
      <text:p text:style-name="P33"><text:span text:style-name="Strong_20_Emphasis"><text:span text:style-name="T16">Nous avons fait face à des difficultés au long de notre stage au rang desquels :</text:span></text:span></text:p>
      <text:list xml:id="list155624714045694" text:continue-numbering="true" text:style-name="L9">
        <text:list-item>
          <text:p text:style-name="P69"><text:span text:style-name="Strong_20_Emphasis"><text:span text:style-name="T17">Mise en pratique des connaissances théoriques apprises </text:span></text:span><text:span text:style-name="Strong_20_Emphasis"><text:span text:style-name="T18">en cours</text:span></text:span><text:span text:style-name="Strong_20_Emphasis"><text:span text:style-name="T17">.</text:span></text:span></text:p>
        </text:list-item>
        <text:list-item>
          <text:p text:style-name="P69"><text:span text:style-name="Strong_20_Emphasis"><text:span text:style-name="T17">Implémentation du paiement électronique par Airtel Money : ce procédé était nouveau pour nous et a nécessité plusieurs essais pour arriver un résultat probant.</text:span></text:span></text:p>
        </text:list-item>
      </text:list>
      <text:h text:style-name="P71" text:outline-level="3"><text:bookmark-start text:name="__RefHeading___Toc21118_1077050786"/><text:span text:style-name="Strong_20_Emphasis"><text:span text:style-name="T186">Perspectives</text:span></text:span><text:bookmark-end text:name="__RefHeading___Toc21118_1077050786"/></text:h>
      <text:p text:style-name="P1"><text:span text:style-name="Strong_20_Emphasis"><text:span text:style-name="T182"><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183"/></text:span></text:p>
      <text:p text:style-name="P2"><text:soft-page-break/><text:span text:style-name="Strong_20_Emphasis"><text:span text:style-name="T183"><text:tab/>Honorables membres du jury, tel</text:span></text:span><text:span text:style-name="Strong_20_Emphasis"><text:span text:style-name="T185">le</text:span></text:span><text:span text:style-name="Strong_20_Emphasis"><text:span text:style-name="T183"> est la quintes</text:span></text:span><text:span text:style-name="Strong_20_Emphasis"><text:span text:style-name="T184">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5-20T15:54:40.418584876</dc:date>
    <meta:editing-duration>P5DT22H21M45S</meta:editing-duration>
    <meta:editing-cycles>156</meta:editing-cycles>
    <meta:generator>LibreOffice/5.1.6.2$Linux_X86_64 LibreOffice_project/10m0$Build-2</meta:generator>
    <meta:document-statistic meta:table-count="0" meta:image-count="0" meta:object-count="0" meta:page-count="8" meta:paragraph-count="111" meta:word-count="2862" meta:character-count="18776" meta:non-whitespace-character-count="15978"/>
  </office:meta>
</office:document-meta>
</file>